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7cm" style:rel-column-width="5385*"/>
    </style:style>
    <style:style style:name="Table1.B" style:family="table-column">
      <style:table-column-properties style:column-width="12.213cm" style:rel-column-width="47080*"/>
    </style:style>
    <style:style style:name="Table1.C" style:family="table-column">
      <style:table-column-properties style:column-width="3.39cm" style:rel-column-width="1307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397cm" style:rel-column-width="5385*"/>
    </style:style>
    <style:style style:name="Table2.B" style:family="table-column">
      <style:table-column-properties style:column-width="12.213cm" style:rel-column-width="47080*"/>
    </style:style>
    <style:style style:name="Table2.C" style:family="table-column">
      <style:table-column-properties style:column-width="3.39cm" style:rel-column-width="1307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8" style:family="table-row">
      <style:table-row-properties style:min-row-height="0.764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04cm" style:rel-column-width="5412*"/>
    </style:style>
    <style:style style:name="Table3.B" style:family="table-column">
      <style:table-column-properties style:column-width="12.201cm" style:rel-column-width="47033*"/>
    </style:style>
    <style:style style:name="Table3.C" style:family="table-column">
      <style:table-column-properties style:column-width="3.395cm" style:rel-column-width="13090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501cm" style:rel-column-width="5786*"/>
    </style:style>
    <style:style style:name="Table4.B" style:family="table-column">
      <style:table-column-properties style:column-width="12.104cm" style:rel-column-width="46659*"/>
    </style:style>
    <style:style style:name="Table4.C" style:family="table-column">
      <style:table-column-properties style:column-width="3.395cm" style:rel-column-width="13090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503cm" style:rel-column-width="5793*"/>
    </style:style>
    <style:style style:name="Table5.B" style:family="table-column">
      <style:table-column-properties style:column-width="12.002cm" style:rel-column-width="46264*"/>
    </style:style>
    <style:style style:name="Table5.C" style:family="table-column">
      <style:table-column-properties style:column-width="3.496cm" style:rel-column-width="13478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.609cm" style:rel-column-width="6201*"/>
    </style:style>
    <style:style style:name="Table7.B" style:family="table-column">
      <style:table-column-properties style:column-width="11.896cm" style:rel-column-width="45856*"/>
    </style:style>
    <style:style style:name="Table7.C" style:family="table-column">
      <style:table-column-properties style:column-width="3.496cm" style:rel-column-width="1347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.609cm" style:rel-column-width="6201*"/>
    </style:style>
    <style:style style:name="Table9.B" style:family="table-column">
      <style:table-column-properties style:column-width="11.896cm" style:rel-column-width="45856*"/>
    </style:style>
    <style:style style:name="Table9.C" style:family="table-column">
      <style:table-column-properties style:column-width="3.496cm" style:rel-column-width="13478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.609cm" style:rel-column-width="6201*"/>
    </style:style>
    <style:style style:name="Table8.B" style:family="table-column">
      <style:table-column-properties style:column-width="11.896cm" style:rel-column-width="45856*"/>
    </style:style>
    <style:style style:name="Table8.C" style:family="table-column">
      <style:table-column-properties style:column-width="3.496cm" style:rel-column-width="13478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.609cm" style:rel-column-width="6201*"/>
    </style:style>
    <style:style style:name="Table10.B" style:family="table-column">
      <style:table-column-properties style:column-width="11.896cm" style:rel-column-width="45856*"/>
    </style:style>
    <style:style style:name="Table10.C" style:family="table-column">
      <style:table-column-properties style:column-width="3.496cm" style:rel-column-width="13478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C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.609cm" style:rel-column-width="6201*"/>
    </style:style>
    <style:style style:name="Table11.B" style:family="table-column">
      <style:table-column-properties style:column-width="11.896cm" style:rel-column-width="45856*"/>
    </style:style>
    <style:style style:name="Table11.C" style:family="table-column">
      <style:table-column-properties style:column-width="3.496cm" style:rel-column-width="13478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C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503cm" style:rel-column-width="5793*"/>
    </style:style>
    <style:style style:name="Table6.B" style:family="table-column">
      <style:table-column-properties style:column-width="12.002cm" style:rel-column-width="46264*"/>
    </style:style>
    <style:style style:name="Table6.C" style:family="table-column">
      <style:table-column-properties style:column-width="3.496cm" style:rel-column-width="13478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.609cm" style:rel-column-width="912*"/>
    </style:style>
    <style:style style:name="Table12.B" style:family="table-column">
      <style:table-column-properties style:column-width="11.896cm" style:rel-column-width="6744*"/>
    </style:style>
    <style:style style:name="Table12.C" style:family="table-column">
      <style:table-column-properties style:column-width="3.496cm" style:rel-column-width="1982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.609cm" style:rel-column-width="912*"/>
    </style:style>
    <style:style style:name="Table13.B" style:family="table-column">
      <style:table-column-properties style:column-width="11.896cm" style:rel-column-width="6744*"/>
    </style:style>
    <style:style style:name="Table13.C" style:family="table-column">
      <style:table-column-properties style:column-width="3.496cm" style:rel-column-width="1982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C1" style:family="table-cell">
      <style:table-cell-properties fo:padding="0.097cm" fo:border="0.5pt solid #000000"/>
    </style:style>
    <style:style style:name="Table13.A2" style:family="table-cell">
      <style:table-cell-properties fo:padding="0.097cm" fo:border-left="0.5pt solid #000000" fo:border-right="none" fo:border-top="none" fo:border-bottom="0.5pt solid #000000"/>
    </style:style>
    <style:style style:name="Table13.C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.609cm" style:rel-column-width="912*"/>
    </style:style>
    <style:style style:name="Table14.B" style:family="table-column">
      <style:table-column-properties style:column-width="11.896cm" style:rel-column-width="6744*"/>
    </style:style>
    <style:style style:name="Table14.C" style:family="table-column">
      <style:table-column-properties style:column-width="3.496cm" style:rel-column-width="1982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C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b678" officeooo:paragraph-rsid="0002b678"/>
    </style:style>
    <style:style style:name="P2" style:family="paragraph" style:parent-style-name="Table_20_Contents">
      <style:text-properties officeooo:rsid="0006670e" officeooo:paragraph-rsid="0006670e"/>
    </style:style>
    <style:style style:name="P3" style:family="paragraph" style:parent-style-name="Table_20_Contents">
      <style:text-properties officeooo:rsid="0007df34" officeooo:paragraph-rsid="0007df34"/>
    </style:style>
    <style:style style:name="P4" style:family="paragraph" style:parent-style-name="Table_20_Contents">
      <style:text-properties officeooo:rsid="0008f76f" officeooo:paragraph-rsid="0008f76f"/>
    </style:style>
    <style:style style:name="P5" style:family="paragraph" style:parent-style-name="Table_20_Contents">
      <style:text-properties officeooo:rsid="0009c0cd" officeooo:paragraph-rsid="0009c0cd"/>
    </style:style>
    <style:style style:name="P6" style:family="paragraph" style:parent-style-name="Table_20_Contents">
      <style:text-properties officeooo:rsid="000a6cbf" officeooo:paragraph-rsid="000a6cbf"/>
    </style:style>
    <style:style style:name="P7" style:family="paragraph" style:parent-style-name="Table_20_Contents">
      <style:text-properties officeooo:rsid="000ba5c1" officeooo:paragraph-rsid="000ba5c1"/>
    </style:style>
    <style:style style:name="P8" style:family="paragraph" style:parent-style-name="Table_20_Contents">
      <style:text-properties officeooo:rsid="000e0b9c" officeooo:paragraph-rsid="000e0b9c"/>
    </style:style>
    <style:style style:name="P9" style:family="paragraph" style:parent-style-name="Table_20_Contents">
      <style:text-properties officeooo:rsid="000e4fbf" officeooo:paragraph-rsid="000e4fbf"/>
    </style:style>
    <style:style style:name="P10" style:family="paragraph" style:parent-style-name="Table_20_Contents">
      <style:text-properties officeooo:rsid="000fb8fd" officeooo:paragraph-rsid="000fb8fd"/>
    </style:style>
    <style:style style:name="P11" style:family="paragraph" style:parent-style-name="Table_20_Contents">
      <style:text-properties officeooo:rsid="0011a3e4" officeooo:paragraph-rsid="0011a3e4"/>
    </style:style>
    <style:style style:name="P12" style:family="paragraph" style:parent-style-name="Standard">
      <style:text-properties officeooo:rsid="00223b91" officeooo:paragraph-rsid="00223b91"/>
    </style:style>
    <style:style style:name="P13" style:family="paragraph" style:parent-style-name="Table_20_Contents">
      <style:text-properties officeooo:rsid="00223b91" officeooo:paragraph-rsid="00223b91"/>
    </style:style>
    <style:style style:name="P14" style:family="paragraph" style:parent-style-name="Table_20_Contents">
      <style:text-properties officeooo:rsid="0028e7bf" officeooo:paragraph-rsid="0028e7bf"/>
    </style:style>
    <style:style style:name="P15" style:family="paragraph" style:parent-style-name="Table_20_Contents">
      <style:text-properties officeooo:rsid="002f5552" officeooo:paragraph-rsid="0031eeb4"/>
    </style:style>
    <style:style style:name="P16" style:family="paragraph" style:parent-style-name="Table_20_Contents">
      <style:text-properties officeooo:rsid="002f5552" officeooo:paragraph-rsid="00343ba3"/>
    </style:style>
    <style:style style:name="P17" style:family="paragraph" style:parent-style-name="Table_20_Contents">
      <style:text-properties officeooo:rsid="0056d619" officeooo:paragraph-rsid="0056d619"/>
    </style:style>
    <style:style style:name="P18" style:family="paragraph" style:parent-style-name="Table_20_Contents">
      <style:text-properties officeooo:rsid="005807ef" officeooo:paragraph-rsid="005807ef"/>
    </style:style>
    <style:style style:name="P19" style:family="paragraph" style:parent-style-name="Table_20_Contents">
      <style:text-properties officeooo:rsid="005b5a5e" officeooo:paragraph-rsid="005b5a5e"/>
    </style:style>
    <style:style style:name="P20" style:family="paragraph" style:parent-style-name="Standard">
      <style:text-properties officeooo:rsid="006462d1" officeooo:paragraph-rsid="0002b678"/>
    </style:style>
    <style:style style:name="P21" style:family="paragraph" style:parent-style-name="Table_20_Contents">
      <style:text-properties officeooo:rsid="006462d1" officeooo:paragraph-rsid="006462d1"/>
    </style:style>
    <style:style style:name="P22" style:family="paragraph" style:parent-style-name="Table_20_Contents">
      <style:text-properties officeooo:rsid="005e5a44" officeooo:paragraph-rsid="005e5a44"/>
    </style:style>
    <style:style style:name="P23" style:family="paragraph" style:parent-style-name="Table_20_Contents">
      <style:text-properties officeooo:rsid="005ec4ae" officeooo:paragraph-rsid="005ec4ae"/>
    </style:style>
    <style:style style:name="P24" style:family="paragraph" style:parent-style-name="Table_20_Contents">
      <style:text-properties officeooo:rsid="005f6ce3" officeooo:paragraph-rsid="005f6ce3"/>
    </style:style>
    <style:style style:name="P25" style:family="paragraph" style:parent-style-name="Table_20_Contents">
      <style:text-properties officeooo:rsid="005fedf6" officeooo:paragraph-rsid="005fedf6"/>
    </style:style>
    <style:style style:name="P26" style:family="paragraph" style:parent-style-name="Table_20_Contents">
      <style:text-properties officeooo:rsid="0063d5c0" officeooo:paragraph-rsid="0063d5c0"/>
    </style:style>
    <style:style style:name="P27" style:family="paragraph" style:parent-style-name="Table_20_Contents">
      <style:text-properties officeooo:paragraph-rsid="0067d4f3"/>
    </style:style>
    <style:style style:name="P28" style:family="paragraph" style:parent-style-name="Table_20_Contents">
      <style:text-properties officeooo:rsid="006b2c8b" officeooo:paragraph-rsid="006b2c8b"/>
    </style:style>
    <style:style style:name="P29" style:family="paragraph" style:parent-style-name="Table_20_Contents">
      <style:text-properties officeooo:rsid="006c2a5c" officeooo:paragraph-rsid="006c2a5c"/>
    </style:style>
    <style:style style:name="P30" style:family="paragraph" style:parent-style-name="Table_20_Contents">
      <style:text-properties officeooo:rsid="006ca86b" officeooo:paragraph-rsid="006ca86b"/>
    </style:style>
    <style:style style:name="P31" style:family="paragraph" style:parent-style-name="Table_20_Contents">
      <style:text-properties officeooo:rsid="006e59f3" officeooo:paragraph-rsid="006e59f3"/>
    </style:style>
    <style:style style:name="P32" style:family="paragraph" style:parent-style-name="Standard">
      <style:text-properties officeooo:rsid="0002b678" officeooo:paragraph-rsid="0002b678"/>
    </style:style>
    <style:style style:name="P33" style:family="paragraph" style:parent-style-name="Standard">
      <style:text-properties officeooo:rsid="007b078e" officeooo:paragraph-rsid="007b078e"/>
    </style:style>
    <style:style style:name="P34" style:family="paragraph" style:parent-style-name="Table_20_Contents">
      <style:text-properties officeooo:rsid="006f3e47" officeooo:paragraph-rsid="006f3e47"/>
    </style:style>
    <style:style style:name="P35" style:family="paragraph" style:parent-style-name="Table_20_Contents">
      <style:text-properties officeooo:rsid="00706af1" officeooo:paragraph-rsid="00706af1"/>
    </style:style>
    <style:style style:name="P36" style:family="paragraph" style:parent-style-name="Table_20_Contents">
      <style:text-properties officeooo:rsid="0078bd8d" officeooo:paragraph-rsid="0078bd8d"/>
    </style:style>
    <style:style style:name="P37" style:family="paragraph" style:parent-style-name="Table_20_Contents">
      <style:text-properties officeooo:rsid="0079594a" officeooo:paragraph-rsid="0079594a"/>
    </style:style>
    <style:style style:name="P38" style:family="paragraph" style:parent-style-name="Table_20_Contents">
      <style:text-properties officeooo:rsid="007a14b6" officeooo:paragraph-rsid="007a14b6"/>
    </style:style>
    <style:style style:name="P39" style:family="paragraph" style:parent-style-name="Table_20_Contents">
      <style:text-properties officeooo:rsid="007a2528" officeooo:paragraph-rsid="007a2528"/>
    </style:style>
    <style:style style:name="P40" style:family="paragraph" style:parent-style-name="Table_20_Contents">
      <style:text-properties officeooo:rsid="007b078e" officeooo:paragraph-rsid="007b078e"/>
    </style:style>
    <style:style style:name="P41" style:family="paragraph" style:parent-style-name="Table_20_Contents">
      <style:text-properties officeooo:rsid="0082ad1d" officeooo:paragraph-rsid="0082ad1d"/>
    </style:style>
    <style:style style:name="P42" style:family="paragraph" style:parent-style-name="Table_20_Contents">
      <style:text-properties officeooo:rsid="00843859" officeooo:paragraph-rsid="00843859"/>
    </style:style>
    <style:style style:name="P43" style:family="paragraph" style:parent-style-name="Table_20_Contents">
      <style:text-properties officeooo:rsid="0085c4c8" officeooo:paragraph-rsid="0085c4c8"/>
    </style:style>
    <style:style style:name="P44" style:family="paragraph" style:parent-style-name="Table_20_Contents">
      <style:text-properties officeooo:rsid="008a3b1a" officeooo:paragraph-rsid="008a3b1a"/>
    </style:style>
    <style:style style:name="P45" style:family="paragraph" style:parent-style-name="Table_20_Contents">
      <style:text-properties officeooo:rsid="008a5587" officeooo:paragraph-rsid="008a5587"/>
    </style:style>
    <style:style style:name="P46" style:family="paragraph" style:parent-style-name="Table_20_Contents">
      <style:text-properties officeooo:rsid="008c38c4" officeooo:paragraph-rsid="008c38c4"/>
    </style:style>
    <style:style style:name="P47" style:family="paragraph" style:parent-style-name="Table_20_Contents">
      <style:text-properties officeooo:rsid="008d27f0" officeooo:paragraph-rsid="008d27f0"/>
    </style:style>
    <style:style style:name="P48" style:family="paragraph" style:parent-style-name="Table_20_Contents">
      <style:text-properties officeooo:rsid="008dfe15" officeooo:paragraph-rsid="008dfe15"/>
    </style:style>
    <style:style style:name="P49" style:family="paragraph" style:parent-style-name="Table_20_Contents">
      <style:text-properties officeooo:rsid="008fc911" officeooo:paragraph-rsid="008fc911"/>
    </style:style>
    <style:style style:name="P50" style:family="paragraph" style:parent-style-name="Table_20_Contents">
      <style:text-properties officeooo:rsid="0092486a" officeooo:paragraph-rsid="009248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11855"/>
    </style:style>
    <style:style style:name="T3" style:family="text">
      <style:text-properties officeooo:rsid="0033a40f"/>
    </style:style>
    <style:style style:name="T4" style:family="text">
      <style:text-properties officeooo:rsid="008103c4"/>
    </style:style>
    <style:style style:name="T5" style:family="text">
      <style:text-properties officeooo:rsid="0082ac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93368956256">
          <table:table-cell table:style-name="Table1.A1" office:value-type="string">
            <text:p text:style-name="P4">Sno.</text:p>
          </table:table-cell>
          <table:table-cell table:style-name="Table1.A1" office:value-type="string">
            <text:p text:style-name="P4">Code</text:p>
          </table:table-cell>
          <table:table-cell table:style-name="Table1.C1" office:value-type="string">
            <text:p text:style-name="P6">O/p </text:p>
          </table:table-cell>
        </table:table-row>
        <table:table-row table:style-name="TableLine94293369094752"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2">int main() {</text:p>
            <text:p text:style-name="P2"><text:tab/>// your code goes here</text:p>
            <text:p text:style-name="P2"><text:tab/>int i ;</text:p>
            <text:p text:style-name="P2"><text:tab/>if(printf("0"))</text:p>
            <text:p text:style-name="P2"><text:tab/> <text:s text:c="3"/>i = 3 ;</text:p>
            <text:p text:style-name="P2"><text:tab/>else </text:p>
            <text:p text:style-name="P2"><text:tab/> <text:s text:c="3"/>i = 5 ;</text:p>
            <text:p text:style-name="P2"><text:tab/>printf("%d",i);</text:p>
            <text:p text:style-name="P2"><text:tab/>return 0;</text:p>
            <text:p text:style-name="P2">}</text:p>
          </table:table-cell>
          <table:table-cell table:style-name="Table1.C2" office:value-type="string">
            <text:p text:style-name="P3">03</text:p>
          </table:table-cell>
        </table:table-row>
        <table:table-row table:style-name="TableLine94293369096848">
          <table:table-cell table:style-name="Table1.A2" office:value-type="string">
            <text:p text:style-name="P5">2.</text:p>
          </table:table-cell>
          <table:table-cell table:style-name="Table1.A2" office:value-type="string">
            <text:p text:style-name="Table_20_Contents">int main() {</text:p>
            <text:p text:style-name="Table_20_Contents"><text:tab/>int i ;</text:p>
            <text:p text:style-name="Table_20_Contents"><text:tab/>if(printf("Hello") != 5 )</text:p>
            <text:p text:style-name="Table_20_Contents"><text:tab/>{ <text:s/></text:p>
            <text:p text:style-name="Table_20_Contents"><text:tab/>}</text:p>
            <text:p text:style-name="Table_20_Contents"><text:tab/>else </text:p>
            <text:p text:style-name="Table_20_Contents"><text:s text:c="4"/><text:tab/>printf("NIT");</text:p>
            <text:p text:style-name="Table_20_Contents"><text:tab/>return 0;</text:p>
            <text:p text:style-name="Table_20_Contents">}</text:p>
          </table:table-cell>
          <table:table-cell table:style-name="Table1.C2" office:value-type="string">
            <text:p text:style-name="Table_20_Contents">HelloNIT</text:p>
          </table:table-cell>
        </table:table-row>
        <table:table-row table:style-name="TableLine94293369097680">
          <table:table-cell table:style-name="Table1.A2" office:value-type="string">
            <text:p text:style-name="P7">3.</text:p>
          </table:table-cell>
          <table:table-cell table:style-name="Table1.A2" office:value-type="string">
            <text:p text:style-name="Table_20_Contents">int main() {</text:p>
            <text:p text:style-name="Table_20_Contents"><text:tab/>int x = 10 , y = 20 ;</text:p>
            <text:p text:style-name="Table_20_Contents"><text:tab/>if(!(!x) &amp;&amp; x)</text:p>
            <text:p text:style-name="Table_20_Contents"><text:s text:c="8"/>printf("x = %d",x);</text:p>
            <text:p text:style-name="Table_20_Contents"><text:tab/>else </text:p>
            <text:p text:style-name="Table_20_Contents"><text:s text:c="4"/><text:tab/>printf("y = %d",y);</text:p>
            <text:p text:style-name="Table_20_Contents"><text:tab/>return 0;</text:p>
            <text:p text:style-name="Table_20_Contents">}</text:p>
          </table:table-cell>
          <table:table-cell table:style-name="Table1.C2" office:value-type="string">
            <text:p text:style-name="Table_20_Contents">x = 10</text:p>
          </table:table-cell>
        </table:table-row>
        <table:table-row table:style-name="TableLine94293369098624">
          <table:table-cell table:style-name="Table1.A2" office:value-type="string">
            <text:p text:style-name="P8">4.</text:p>
          </table:table-cell>
          <table:table-cell table:style-name="Table1.A2" office:value-type="string">
            <text:p text:style-name="Table_20_Contents">int main() {</text:p>
            <text:p text:style-name="Table_20_Contents"><text:tab/>printf("Hello\n");</text:p>
            <text:p text:style-name="Table_20_Contents"><text:tab/>if(!5)</text:p>
            <text:p text:style-name="Table_20_Contents"><text:tab/>printf("Welcome");</text:p>
            <text:p text:style-name="Table_20_Contents"><text:tab/>printf("A\n");</text:p>
            <text:p text:style-name="Table_20_Contents"><text:tab/>printf("B\n");</text:p>
            <text:p text:style-name="Table_20_Contents"><text:tab/>return 0;</text:p>
            <text:p text:style-name="Table_20_Contents">}</text:p>
          </table:table-cell>
          <table:table-cell table:style-name="Table1.C2" office:value-type="string">
            <text:p text:style-name="Table_20_Contents">Hello</text:p>
            <text:p text:style-name="Table_20_Contents">A</text:p>
            <text:p text:style-name="Table_20_Contents">B</text:p>
          </table:table-cell>
        </table:table-row>
        <table:table-row table:style-name="TableLine94293369099648">
          <table:table-cell table:style-name="Table1.A2" office:value-type="string">
            <text:p text:style-name="P9">5.</text:p>
          </table:table-cell>
          <table:table-cell table:style-name="Table1.A2" office:value-type="string">
            <text:p text:style-name="Table_20_Contents">int main() {</text:p>
            <text:p text:style-name="Table_20_Contents"><text:tab/>if(0)</text:p>
            <text:p text:style-name="Table_20_Contents"><text:tab/>printf("Hello");</text:p>
            <text:p text:style-name="Table_20_Contents"><text:tab/>printf("Welcome\n");</text:p>
            <text:p text:style-name="Table_20_Contents"><text:tab/>return 0;</text:p>
            <text:p text:style-name="Table_20_Contents">}</text:p>
          </table:table-cell>
          <table:table-cell table:style-name="Table1.C2" office:value-type="string">
            <text:p text:style-name="Table_20_Contents">Welcome</text:p>
          </table:table-cell>
        </table:table-row>
        <table:table-row table:style-name="TableLine94293369100544">
          <table:table-cell table:style-name="Table1.A2" office:value-type="string">
            <text:p text:style-name="P10">6.</text:p>
          </table:table-cell>
          <table:table-cell table:style-name="Table1.A2" office:value-type="string">
            <text:p text:style-name="Table_20_Contents">int main() {</text:p>
            <text:p text:style-name="Table_20_Contents"><text:tab/>if(0);</text:p>
            <text:p text:style-name="Table_20_Contents"><text:tab/>printf("Hello\n");</text:p>
            <text:p text:style-name="Table_20_Contents"><text:tab/>printf("Welcome\n");</text:p>
            <text:p text:style-name="Table_20_Contents"><text:tab/>return 0;</text:p>
            <text:p text:style-name="Table_20_Contents">}</text:p>
          </table:table-cell>
          <table:table-cell table:style-name="Table1.C2" office:value-type="string">
            <text:p text:style-name="Table_20_Contents">Hello</text:p>
            <text:p text:style-name="Table_20_Contents">Welcome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Line94293369102096">
          <table:table-cell table:style-name="Table2.A1" office:value-type="string">
            <text:p text:style-name="P11">7.</text:p>
          </table:table-cell>
          <table:table-cell table:style-name="Table2.A1" office:value-type="string">
            <text:p text:style-name="Table_20_Contents">int main() {</text:p>
            <text:p text:style-name="Table_20_Contents"><text:tab/>if(-5)</text:p>
            <text:p text:style-name="Table_20_Contents"><text:tab/>printf("Hello\n");</text:p>
            <text:p text:style-name="Table_20_Contents"><text:tab/>printf("Welcome\n");</text:p>
            <text:p text:style-name="Table_20_Contents"><text:tab/>return 0;</text:p>
            <text:p text:style-name="Table_20_Contents">}</text:p>
          </table:table-cell>
          <table:table-cell table:style-name="Table2.C1" office:value-type="string">
            <text:p text:style-name="Table_20_Contents">Hello</text:p>
            <text:p text:style-name="Table_20_Contents">Welcome</text:p>
          </table:table-cell>
        </table:table-row>
        <table:table-row table:style-name="TableLine94293369144576">
          <table:table-cell table:style-name="Table2.A2" office:value-type="string">
            <text:p text:style-name="P11">8.</text:p>
          </table:table-cell>
          <table:table-cell table:style-name="Table2.A2" office:value-type="string">
            <text:p text:style-name="Table_20_Contents">int main() {</text:p>
            <text:p text:style-name="Table_20_Contents"><text:tab/>if()</text:p>
            <text:p text:style-name="Table_20_Contents"><text:tab/>printf("One\n");</text:p>
            <text:p text:style-name="Table_20_Contents"><text:tab/>printf("Two\n");</text:p>
            <text:p text:style-name="Table_20_Contents"><text:tab/>return 0;</text:p>
            <text:p text:style-name="Table_20_Contents">}</text:p>
          </table:table-cell>
          <table:table-cell table:style-name="Table2.C2" office:value-type="string">
            <text:p text:style-name="Table_20_Contents"><text:span text:style-name="T1">error</text:span>: expected expression before ‘)’ token</text:p>
            <text:p text:style-name="Table_20_Contents"><text:s text:c="2"/>if()</text:p>
            <text:p text:style-name="Table_20_Contents"><text:s text:c="5"/>^</text:p>
          </table:table-cell>
        </table:table-row>
        <table:table-row table:style-name="TableLine94293369146832">
          <table:table-cell table:style-name="Table2.A2" office:value-type="string">
            <text:p text:style-name="P11">9.</text:p>
          </table:table-cell>
          <table:table-cell table:style-name="Table2.A2" office:value-type="string">
            <text:p text:style-name="Table_20_Contents">int main() {</text:p>
            <text:p text:style-name="Table_20_Contents"><text:tab/>if(printf("Hello"));</text:p>
            <text:p text:style-name="Table_20_Contents"><text:tab/>return 0;</text:p>
            <text:p text:style-name="Table_20_Contents">}</text:p>
          </table:table-cell>
          <table:table-cell table:style-name="Table2.C2" office:value-type="string">
            <text:p text:style-name="Table_20_Contents">Hello</text:p>
          </table:table-cell>
        </table:table-row>
        <table:table-row table:style-name="TableLine94293369147664">
          <table:table-cell table:style-name="Table2.A2" office:value-type="string">
            <text:p text:style-name="P11">10.</text:p>
          </table:table-cell>
          <table:table-cell table:style-name="Table2.A2" office:value-type="string">
            <text:p text:style-name="Table_20_Contents">int main() {</text:p>
            <text:p text:style-name="Table_20_Contents"><text:s text:c="4"/>int a =20,b = 3 ;</text:p>
            <text:p text:style-name="Table_20_Contents"><text:s text:c="4"/>if(a&lt;10)</text:p>
            <text:p text:style-name="Table_20_Contents"><text:s text:c="4"/>a=a-5;</text:p>
            <text:p text:style-name="Table_20_Contents"><text:s text:c="4"/>b=b+5;</text:p>
            <text:p text:style-name="Table_20_Contents"><text:s text:c="4"/>printf("%d %d \n",a,b);</text:p>
            <text:p text:style-name="Table_20_Contents"><text:tab/>return 0;</text:p>
            <text:p text:style-name="Table_20_Contents">}</text:p>
          </table:table-cell>
          <table:table-cell table:style-name="Table2.C2" office:value-type="string">
            <text:p text:style-name="Table_20_Contents">20 8</text:p>
          </table:table-cell>
        </table:table-row>
        <table:table-row table:style-name="TableLine94293369148608">
          <table:table-cell table:style-name="Table2.A2" office:value-type="string">
            <text:p text:style-name="P11">11.</text:p>
          </table:table-cell>
          <table:table-cell table:style-name="Table2.A2" office:value-type="string">
            <text:p text:style-name="Table_20_Contents">if(printf(“Welcome”)){ <text:s text:c="2"/>}</text:p>
          </table:table-cell>
          <table:table-cell table:style-name="Table2.C2" office:value-type="string">
            <text:p text:style-name="Table_20_Contents">Welcome </text:p>
          </table:table-cell>
        </table:table-row>
        <table:table-row table:style-name="TableLine94293369149632">
          <table:table-cell table:style-name="Table2.A2" office:value-type="string">
            <text:p text:style-name="P11">12</text:p>
          </table:table-cell>
          <table:table-cell table:style-name="Table2.A2" office:value-type="string">
            <text:p text:style-name="Table_20_Contents">int main() {</text:p>
            <text:p text:style-name="Table_20_Contents"><text:s text:c="4"/>int i;</text:p>
            <text:p text:style-name="Table_20_Contents"><text:s text:c="4"/>if(i = printf(""))</text:p>
            <text:p text:style-name="Table_20_Contents"><text:s text:c="4"/>{</text:p>
            <text:p text:style-name="Table_20_Contents"><text:s text:c="8"/>printf("%d",i);</text:p>
            <text:p text:style-name="Table_20_Contents"><text:s text:c="4"/>}</text:p>
            <text:p text:style-name="Table_20_Contents"><text:tab/>return 0;</text:p>
            <text:p text:style-name="Table_20_Contents">}</text:p>
          </table:table-cell>
          <table:table-cell table:style-name="Table2.C2" office:value-type="string">
            <text:p text:style-name="Table_20_Contents">NO VISIBLE OUTPUT</text:p>
          </table:table-cell>
        </table:table-row>
        <table:table-row table:style-name="TableLine94293369150528">
          <table:table-cell table:style-name="Table2.A2" office:value-type="string">
            <text:p text:style-name="P11">13.</text:p>
          </table:table-cell>
          <table:table-cell table:style-name="Table2.A2" office:value-type="string">
            <text:p text:style-name="Table_20_Contents">int main() {</text:p>
            <text:p text:style-name="Table_20_Contents"><text:s text:c="4"/>int i;</text:p>
            <text:p text:style-name="Table_20_Contents"><text:s text:c="4"/>if(i = printf("Hello"))</text:p>
            <text:p text:style-name="Table_20_Contents"><text:s text:c="4"/>{</text:p>
            <text:p text:style-name="Table_20_Contents"><text:s text:c="8"/>printf("%d",i);</text:p>
            <text:p text:style-name="Table_20_Contents"><text:s text:c="4"/>}</text:p>
            <text:p text:style-name="Table_20_Contents"><text:tab/>return 0;</text:p>
            <text:p text:style-name="Table_20_Contents">}</text:p>
          </table:table-cell>
          <table:table-cell table:style-name="Table2.C2" office:value-type="string">
            <text:p text:style-name="Table_20_Contents">Hello5</text:p>
          </table:table-cell>
        </table:table-row>
        <table:table-row table:style-name="Table2.8">
          <table:table-cell table:style-name="Table2.A2" office:value-type="string">
            <text:p text:style-name="P11">14.</text:p>
          </table:table-cell>
          <table:table-cell table:style-name="Table2.A2" office:value-type="string">
            <text:p text:style-name="Table_20_Contents">int main() {</text:p>
            <text:p text:style-name="Table_20_Contents"><text:s text:c="4"/>int a=11,b=5;</text:p>
            <text:p text:style-name="Table_20_Contents"><text:s text:c="4"/>if(a=5) b++;</text:p>
            <text:p text:style-name="Table_20_Contents"><text:s text:c="4"/>printf("%d %d",++a,b++);</text:p>
            <text:p text:style-name="Table_20_Contents"><text:tab/>return 0;</text:p>
            <text:p text:style-name="Table_20_Contents">}</text:p>
          </table:table-cell>
          <table:table-cell table:style-name="Table2.C2" office:value-type="string">
            <text:p text:style-name="Table_20_Contents">6 6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Line94293369153360">
          <table:table-cell table:style-name="Table3.A1" office:value-type="string">
            <text:p text:style-name="Table_20_Contents">15.</text:p>
          </table:table-cell>
          <table:table-cell table:style-name="Table3.A1" office:value-type="string">
            <text:p text:style-name="Table_20_Contents">int main() {</text:p>
            <text:p text:style-name="Table_20_Contents"><text:s text:c="4"/>int a = 5 ;</text:p>
            <text:p text:style-name="Table_20_Contents"><text:s text:c="4"/>if(a=2)</text:p>
            <text:p text:style-name="Table_20_Contents"><text:s text:c="8"/>printf("Hello %d",a); <text:s text:c="2"/></text:p>
            <text:p text:style-name="Table_20_Contents"><text:s text:c="4"/>else </text:p>
            <text:p text:style-name="Table_20_Contents"><text:s text:c="8"/>printf("Welcome %d",a);</text:p>
            <text:p text:style-name="Table_20_Contents"><text:tab/>return 0;</text:p>
            <text:p text:style-name="Table_20_Contents">}</text:p>
          </table:table-cell>
          <table:table-cell table:style-name="Table3.C1" office:value-type="string">
            <text:p text:style-name="Table_20_Contents">Hello 2</text:p>
          </table:table-cell>
        </table:table-row>
        <table:table-row table:style-name="TableLine94293369191168">
          <table:table-cell table:style-name="Table3.A2" office:value-type="string">
            <text:p text:style-name="Table_20_Contents">16.</text:p>
          </table:table-cell>
          <table:table-cell table:style-name="Table3.A2" office:value-type="string">
            <text:p text:style-name="Table_20_Contents">#include &lt;stdio.h&gt;</text:p>
            <text:p text:style-name="Table_20_Contents">int main(void) {</text:p>
            <text:p text:style-name="Table_20_Contents"><text:tab/>if(23);</text:p>
            <text:p text:style-name="Table_20_Contents"><text:tab/> <text:s text:c="3"/>printf("C");</text:p>
            <text:p text:style-name="Table_20_Contents"><text:tab/>else</text:p>
            <text:p text:style-name="Table_20_Contents"><text:tab/> <text:s text:c="3"/>printf("C++");</text:p>
            <text:p text:style-name="Table_20_Contents"><text:tab/>return 0;</text:p>
            <text:p text:style-name="Table_20_Contents">}</text:p>
          </table:table-cell>
          <table:table-cell table:style-name="Table3.C2" office:value-type="string">
            <text:p text:style-name="Table_20_Contents"><text:s/>error: ‘else’ without a previous ‘if’</text:p>
          </table:table-cell>
        </table:table-row>
        <table:table-row table:style-name="TableLine94293369194144">
          <table:table-cell table:style-name="Table3.A2" office:value-type="string">
            <text:p text:style-name="Table_20_Contents">17.</text:p>
          </table:table-cell>
          <table:table-cell table:style-name="Table3.A2" office:value-type="string">
            <text:p text:style-name="Table_20_Contents">#include &lt;stdio.h&gt;</text:p>
            <text:p text:style-name="Table_20_Contents">int main(void) {</text:p>
            <text:p text:style-name="Table_20_Contents"><text:tab/>if(5?4:3)</text:p>
            <text:p text:style-name="Table_20_Contents"><text:tab/> <text:s text:c="3"/>printf("C");</text:p>
            <text:p text:style-name="Table_20_Contents"><text:tab/>else</text:p>
            <text:p text:style-name="Table_20_Contents"><text:tab/> <text:s text:c="3"/>printf("Java");</text:p>
            <text:p text:style-name="Table_20_Contents"><text:tab/>return 0;</text:p>
            <text:p text:style-name="Table_20_Contents">}</text:p>
          </table:table-cell>
          <table:table-cell table:style-name="Table3.C2" office:value-type="string">
            <text:p text:style-name="Table_20_Contents">C</text:p>
          </table:table-cell>
        </table:table-row>
        <table:table-row table:style-name="TableLine94293369194976">
          <table:table-cell table:style-name="Table3.A2" office:value-type="string">
            <text:p text:style-name="P13">18.</text:p>
          </table:table-cell>
          <table:table-cell table:style-name="Table3.A2" office:value-type="string">
            <text:p text:style-name="Table_20_Contents">#include &lt;stdio.h&gt;</text:p>
            <text:p text:style-name="Table_20_Contents">int main(void) {</text:p>
            <text:p text:style-name="Table_20_Contents"><text:tab/>if(2,1,0)</text:p>
            <text:p text:style-name="Table_20_Contents"><text:tab/> <text:s text:c="3"/>printf("A");</text:p>
            <text:p text:style-name="Table_20_Contents"><text:tab/>else</text:p>
            <text:p text:style-name="Table_20_Contents"><text:tab/> <text:s text:c="3"/>printf("B");</text:p>
            <text:p text:style-name="Table_20_Contents"><text:tab/>return 0;</text:p>
            <text:p text:style-name="Table_20_Contents">}</text:p>
          </table:table-cell>
          <table:table-cell table:style-name="Table3.C2" office:value-type="string">
            <text:p text:style-name="Table_20_Contents">B</text:p>
          </table:table-cell>
        </table:table-row>
        <table:table-row table:style-name="TableLine94293369195920">
          <table:table-cell table:style-name="Table3.A2" office:value-type="string">
            <text:p text:style-name="P13">19.</text:p>
          </table:table-cell>
          <table:table-cell table:style-name="Table3.A2" office:value-type="string">
            <text:p text:style-name="Table_20_Contents">#include &lt;stdio.h&gt;</text:p>
            <text:p text:style-name="Table_20_Contents">int main(void) {</text:p>
            <text:p text:style-name="Table_20_Contents"><text:tab/>if(0xcafebabe)</text:p>
            <text:p text:style-name="Table_20_Contents"><text:tab/> <text:s text:c="3"/>printf("TRUE");</text:p>
            <text:p text:style-name="Table_20_Contents"><text:tab/>else</text:p>
            <text:p text:style-name="Table_20_Contents"><text:tab/> <text:s text:c="3"/>printf("FALSE");</text:p>
            <text:p text:style-name="Table_20_Contents"><text:tab/>return 0;</text:p>
            <text:p text:style-name="Table_20_Contents">}</text:p>
          </table:table-cell>
          <table:table-cell table:style-name="Table3.C2" office:value-type="string">
            <text:p text:style-name="Table_20_Contents">TRUE</text:p>
          </table:table-cell>
        </table:table-row>
        <table:table-row table:style-name="TableLine94293369196944">
          <table:table-cell table:style-name="Table3.A2" office:value-type="string">
            <text:p text:style-name="P13">20.</text:p>
          </table:table-cell>
          <table:table-cell table:style-name="Table3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i = 2 ;</text:p>
            <text:p text:style-name="Table_20_Contents"><text:tab/>if(i);</text:p>
            <text:p text:style-name="Table_20_Contents"><text:tab/>else</text:p>
            <text:p text:style-name="Table_20_Contents"><text:tab/> <text:s text:c="3"/>printf("Else");</text:p>
            <text:p text:style-name="Table_20_Contents"><text:tab/> <text:s text:c="3"/>printf("Flase");</text:p>
            <text:p text:style-name="Table_20_Contents"><text:tab/>return 0;</text:p>
            <text:p text:style-name="Table_20_Contents">}</text:p>
          </table:table-cell>
          <table:table-cell table:style-name="Table3.C2" office:value-type="string">
            <text:p text:style-name="Table_20_Contents">Flase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Line94293369198384">
          <table:table-cell table:style-name="Table4.A1" office:value-type="string">
            <text:p text:style-name="P14">21.</text:p>
          </table:table-cell>
          <table:table-cell table:style-name="Table4.A1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x =3 ;</text:p>
            <text:p text:style-name="Table_20_Contents"><text:s text:c="4"/>if(x==2); x =0 ;</text:p>
            <text:p text:style-name="Table_20_Contents"><text:s text:c="4"/>if(x==3) <text:s/>x++ ;</text:p>
            <text:p text:style-name="Table_20_Contents"><text:s text:c="4"/>else x+=2 ;</text:p>
            <text:p text:style-name="Table_20_Contents"><text:s text:c="4"/>printf("%d",x);</text:p>
            <text:p text:style-name="Table_20_Contents"><text:s text:c="4"/>return 0;</text:p>
            <text:p text:style-name="Table_20_Contents">}</text:p>
          </table:table-cell>
          <table:table-cell table:style-name="Table4.C1" office:value-type="string">
            <text:p text:style-name="Table_20_Contents">2</text:p>
          </table:table-cell>
        </table:table-row>
        <table:table-row table:style-name="TableLine94293369237744">
          <table:table-cell table:style-name="Table4.A2" office:value-type="string">
            <text:p text:style-name="P14">22.</text:p>
          </table:table-cell>
          <table:table-cell table:style-name="Table4.A2" office:value-type="string">
            <text:p text:style-name="Table_20_Contents">#include &lt;stdio.h&gt;</text:p>
            <text:p text:style-name="Table_20_Contents">int main(void) {</text:p>
            <text:p text:style-name="Table_20_Contents"><text:s text:c="3"/>if(23)</text:p>
            <text:p text:style-name="Table_20_Contents"><text:s text:c="8"/>printf("Hello");</text:p>
            <text:p text:style-name="Table_20_Contents"><text:s text:c="4"/>else ;</text:p>
            <text:p text:style-name="Table_20_Contents"><text:s text:c="4"/>printf("C");</text:p>
            <text:p text:style-name="Table_20_Contents"><text:s text:c="4"/>return 0;</text:p>
            <text:p text:style-name="Table_20_Contents">}</text:p>
          </table:table-cell>
          <table:table-cell table:style-name="Table4.C2" office:value-type="string">
            <text:p text:style-name="Table_20_Contents">HelloC</text:p>
          </table:table-cell>
        </table:table-row>
        <table:table-row table:style-name="TableLine94293369239952">
          <table:table-cell table:style-name="Table4.A2" office:value-type="string">
            <text:p text:style-name="P14">23.</text:p>
          </table:table-cell>
          <table:table-cell table:style-name="Table4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else </text:p>
            <text:p text:style-name="Table_20_Contents"><text:s text:c="4"/>printf("Hello");</text:p>
            <text:p text:style-name="Table_20_Contents"><text:s text:c="4"/>return 0;</text:p>
            <text:p text:style-name="Table_20_Contents">}</text:p>
          </table:table-cell>
          <table:table-cell table:style-name="Table4.C2" office:value-type="string">
            <text:p text:style-name="Table_20_Contents"><text:s/>error: ‘else’ without a previous ‘if’</text:p>
          </table:table-cell>
        </table:table-row>
        <table:table-row table:style-name="TableLine94293369240784">
          <table:table-cell table:style-name="Table4.A2" office:value-type="string">
            <text:p text:style-name="P14">24.</text:p>
          </table:table-cell>
          <table:table-cell table:style-name="Table4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f("<text:span text:style-name="T2">true</text:span>")</text:p>
            <text:p text:style-name="Table_20_Contents"><text:s text:c="8"/>printf("True");</text:p>
            <text:p text:style-name="Table_20_Contents"><text:s text:c="4"/>else</text:p>
            <text:p text:style-name="Table_20_Contents"><text:s text:c="8"/>printf("false");</text:p>
            <text:p text:style-name="Table_20_Contents"><text:s text:c="4"/>return 0; <text:s text:c="3"/></text:p>
            <text:p text:style-name="Table_20_Contents">}</text:p>
          </table:table-cell>
          <table:table-cell table:style-name="Table4.C2" office:value-type="string">
            <text:p text:style-name="P16">True</text:p>
          </table:table-cell>
        </table:table-row>
        <table:table-row table:style-name="TableLine94293369241728">
          <table:table-cell table:style-name="Table4.A2" office:value-type="string">
            <text:p text:style-name="P14">25.</text:p>
          </table:table-cell>
          <table:table-cell table:style-name="Table4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f("<text:span text:style-name="T3">false</text:span>")</text:p>
            <text:p text:style-name="Table_20_Contents"><text:s text:c="8"/>printf("True");</text:p>
            <text:p text:style-name="Table_20_Contents"><text:s text:c="4"/>else</text:p>
            <text:p text:style-name="Table_20_Contents"><text:s text:c="8"/>printf("false");</text:p>
            <text:p text:style-name="Table_20_Contents"><text:s text:c="4"/>return 0; <text:s text:c="3"/></text:p>
            <text:p text:style-name="Table_20_Contents">}</text:p>
          </table:table-cell>
          <table:table-cell table:style-name="Table4.C2" office:value-type="string">
            <text:p text:style-name="P15">True</text:p>
          </table:table-cell>
        </table:table-row>
        <table:table-row table:style-name="TableLine94293369242752">
          <table:table-cell table:style-name="Table4.A2" office:value-type="string">
            <text:p text:style-name="P14">26.</text:p>
          </table:table-cell>
          <table:table-cell table:style-name="Table4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f(1)</text:p>
            <text:p text:style-name="Table_20_Contents"><text:s text:c="8"/>printf("True");</text:p>
            <text:p text:style-name="Table_20_Contents"><text:s text:c="4"/>else{ } </text:p>
            <text:p text:style-name="Table_20_Contents"><text:s text:c="8"/>printf(" false");</text:p>
            <text:p text:style-name="Table_20_Contents"><text:s text:c="4"/>return 0; <text:s text:c="3"/></text:p>
            <text:p text:style-name="Table_20_Contents">}</text:p>
          </table:table-cell>
          <table:table-cell table:style-name="Table4.C2" office:value-type="string">
            <text:p text:style-name="Table_20_Contents">True false</text:p>
          </table:table-cell>
        </table:table-row>
      </table:table>
      <text:p text:style-name="P1"/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Line94293369245264">
          <table:table-cell table:style-name="Table5.A1" office:value-type="string">
            <text:p text:style-name="Table_20_Contents">27.</text:p>
          </table:table-cell>
          <table:table-cell table:style-name="Table5.A1" office:value-type="string">
            <text:p text:style-name="Table_20_Contents">int main(void) {</text:p>
            <text:p text:style-name="Table_20_Contents"><text:s text:c="4"/>int a=2;</text:p>
            <text:p text:style-name="Table_20_Contents"><text:s text:c="4"/>else if(a&gt;1) printf("C");</text:p>
            <text:p text:style-name="Table_20_Contents"><text:s text:c="4"/>else if(a&gt;2) printf("C++");</text:p>
            <text:p text:style-name="Table_20_Contents"><text:s text:c="4"/>return 0; <text:s text:c="3"/></text:p>
            <text:p text:style-name="Table_20_Contents">}</text:p>
          </table:table-cell>
          <table:table-cell table:style-name="Table5.C1" office:value-type="string">
            <text:p text:style-name="Table_20_Contents">Error</text:p>
          </table:table-cell>
        </table:table-row>
        <table:table-row table:style-name="TableLine94293369284320">
          <table:table-cell table:style-name="Table5.A2" office:value-type="string">
            <text:p text:style-name="Table_20_Contents">28.</text:p>
          </table:table-cell>
          <table:table-cell table:style-name="Table5.A2" office:value-type="string">
            <text:p text:style-name="Table_20_Contents">int main(void) {</text:p>
            <text:p text:style-name="Table_20_Contents"><text:s text:c="4"/>int var1 = 10 ;</text:p>
            <text:p text:style-name="Table_20_Contents"><text:s text:c="4"/>int var2 = 6 ;</text:p>
            <text:p text:style-name="Table_20_Contents"><text:s text:c="4"/>if(var1 = 5)</text:p>
            <text:p text:style-name="Table_20_Contents"><text:s text:c="8"/>var2++;</text:p>
            <text:p text:style-name="Table_20_Contents"><text:s text:c="4"/>printf("%d %d\n",var1,var2++);</text:p>
            <text:p text:style-name="Table_20_Contents"><text:s text:c="4"/>return 0; <text:s text:c="3"/></text:p>
            <text:p text:style-name="Table_20_Contents">}</text:p>
          </table:table-cell>
          <table:table-cell table:style-name="Table5.C2" office:value-type="string">
            <text:p text:style-name="Table_20_Contents">5 7</text:p>
          </table:table-cell>
        </table:table-row>
        <table:table-row table:style-name="TableLine94293369287328">
          <table:table-cell table:style-name="Table5.A2" office:value-type="string">
            <text:p text:style-name="Table_20_Contents">29.</text:p>
          </table:table-cell>
          <table:table-cell table:style-name="Table5.A2" office:value-type="string">
            <text:p text:style-name="Table_20_Contents">int main(void) {</text:p>
            <text:p text:style-name="Table_20_Contents"><text:s text:c="4"/>int var1 = 1 , a ;</text:p>
            <text:p text:style-name="Table_20_Contents"><text:s text:c="4"/>int var2 = 2 , num=100 ;</text:p>
            <text:p text:style-name="Table_20_Contents"><text:s text:c="4"/>if(var1 = var2%2)</text:p>
            <text:p text:style-name="Table_20_Contents"><text:s text:c="8"/>num =2 ;</text:p>
            <text:p text:style-name="Table_20_Contents"><text:s text:c="4"/>a =2 ;</text:p>
            <text:p text:style-name="Table_20_Contents"><text:s text:c="4"/>printf("%d %d ",num,var1);</text:p>
            <text:p text:style-name="Table_20_Contents"><text:s text:c="4"/>return 0; <text:s text:c="3"/></text:p>
            <text:p text:style-name="Table_20_Contents">}</text:p>
          </table:table-cell>
          <table:table-cell table:style-name="Table5.C2" office:value-type="string">
            <text:p text:style-name="Table_20_Contents">100 0 </text:p>
          </table:table-cell>
        </table:table-row>
        <table:table-row table:style-name="TableLine94293369288160">
          <table:table-cell table:style-name="Table5.A2" office:value-type="string">
            <text:p text:style-name="Table_20_Contents">30</text:p>
          </table:table-cell>
          <table:table-cell table:style-name="Table5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a = 9 ,b = 0 , c=0;</text:p>
            <text:p text:style-name="Table_20_Contents"><text:s text:c="4"/>if(!a&lt;10 &amp;&amp; !b|| c )</text:p>
            <text:p text:style-name="Table_20_Contents"><text:s text:c="8"/>printf("Better");</text:p>
            <text:p text:style-name="Table_20_Contents"><text:s text:c="4"/>else </text:p>
            <text:p text:style-name="Table_20_Contents"><text:s text:c="8"/>printf("Bitter");</text:p>
            <text:p text:style-name="Table_20_Contents"><text:s text:c="4"/>return 0; <text:s text:c="3"/></text:p>
            <text:p text:style-name="Table_20_Contents">}</text:p>
          </table:table-cell>
          <table:table-cell table:style-name="Table5.C2" office:value-type="string">
            <text:p text:style-name="Table_20_Contents">Better</text:p>
          </table:table-cell>
        </table:table-row>
        <table:table-row table:style-name="TableLine94293369289104">
          <table:table-cell table:style-name="Table5.A2" office:value-type="string">
            <text:p text:style-name="Table_20_Contents">31.</text:p>
          </table:table-cell>
          <table:table-cell table:style-name="Table5.A2" office:value-type="string">
            <text:p text:style-name="Table_20_Contents">int main(void) {</text:p>
            <text:p text:style-name="Table_20_Contents"><text:s text:c="4"/>int x <text:s/>=2 ;</text:p>
            <text:p text:style-name="Table_20_Contents"><text:s text:c="4"/>if(x&gt;0)</text:p>
            <text:p text:style-name="Table_20_Contents"><text:s text:c="8"/>printf(" inside if");</text:p>
            <text:p text:style-name="Table_20_Contents"><text:s text:c="4"/>else if (x&gt;0)</text:p>
            <text:p text:style-name="Table_20_Contents"><text:s text:c="8"/>printf("inside else if");</text:p>
            <text:p text:style-name="Table_20_Contents"><text:s text:c="4"/>return 0; <text:s text:c="3"/></text:p>
            <text:p text:style-name="Table_20_Contents">}</text:p>
          </table:table-cell>
          <table:table-cell table:style-name="Table5.C2" office:value-type="string">
            <text:p text:style-name="Table_20_Contents"><text:s/>inside if</text:p>
          </table:table-cell>
        </table:table-row>
        <table:table-row table:style-name="TableLine94293369290128">
          <table:table-cell table:style-name="Table5.A2" office:value-type="string">
            <text:p text:style-name="Table_20_Contents">32.</text:p>
          </table:table-cell>
          <table:table-cell table:style-name="Table5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x <text:s/>= 0 ;</text:p>
            <text:p text:style-name="Table_20_Contents"><text:s text:c="4"/>if(x++)</text:p>
            <text:p text:style-name="Table_20_Contents"><text:s text:c="8"/>printf(" true %d",x);</text:p>
            <text:p text:style-name="Table_20_Contents"><text:s text:c="4"/>else</text:p>
            <text:p text:style-name="Table_20_Contents"><text:s text:c="8"/>printf("false %d",x);</text:p>
            <text:p text:style-name="Table_20_Contents"><text:s text:c="4"/>return 0; <text:s text:c="3"/></text:p>
            <text:p text:style-name="Table_20_Contents">}</text:p>
          </table:table-cell>
          <table:table-cell table:style-name="Table5.C2" office:value-type="string">
            <text:p text:style-name="Table_20_Contents">false 1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Line94293369291840">
          <table:table-cell table:style-name="Table7.A1" office:value-type="string">
            <text:p text:style-name="P18">33</text:p>
          </table:table-cell>
          <table:table-cell table:style-name="Table7.A1" office:value-type="string">
            <text:p text:style-name="Table_20_Contents">int main() {</text:p>
            <text:p text:style-name="Table_20_Contents"><text:s text:c="4"/>int x = 0 ;</text:p>
            <text:p text:style-name="Table_20_Contents"><text:s text:c="4"/>if(++x)</text:p>
            <text:p text:style-name="Table_20_Contents"><text:s text:c="8"/>printf("TRUE %d",x);</text:p>
            <text:p text:style-name="Table_20_Contents"><text:s text:c="4"/>else </text:p>
            <text:p text:style-name="Table_20_Contents"><text:s text:c="8"/>printf("false %d",x);</text:p>
            <text:p text:style-name="Table_20_Contents"><text:tab/>return 0;</text:p>
            <text:p text:style-name="Table_20_Contents">}</text:p>
          </table:table-cell>
          <table:table-cell table:style-name="Table7.C1" office:value-type="string">
            <text:p text:style-name="Table_20_Contents">TRUE 1</text:p>
          </table:table-cell>
        </table:table-row>
        <table:table-row table:style-name="TableLine94293369325664">
          <table:table-cell table:style-name="Table7.A2" office:value-type="string">
            <text:p text:style-name="P18">34</text:p>
          </table:table-cell>
          <table:table-cell table:style-name="Table7.A2" office:value-type="string">
            <text:p text:style-name="Table_20_Contents">int main() {</text:p>
            <text:p text:style-name="Table_20_Contents"><text:s text:c="4"/>int x = 2 ;</text:p>
            <text:p text:style-name="Table_20_Contents"><text:s text:c="4"/>if(++x)</text:p>
            <text:p text:style-name="Table_20_Contents"><text:s text:c="8"/>printf("TRUE ",x);</text:p>
            <text:p text:style-name="Table_20_Contents"><text:s text:c="4"/>else if(x==3)</text:p>
            <text:p text:style-name="Table_20_Contents"><text:s text:c="8"/>printf("false",x);</text:p>
            <text:p text:style-name="Table_20_Contents"><text:tab/>return 0;</text:p>
            <text:p text:style-name="Table_20_Contents">}</text:p>
          </table:table-cell>
          <table:table-cell table:style-name="Table7.C2" office:value-type="string">
            <text:p text:style-name="Table_20_Contents">TRUE </text:p>
          </table:table-cell>
        </table:table-row>
        <table:table-row table:style-name="TableLine94293369328656">
          <table:table-cell table:style-name="Table7.A2" office:value-type="string">
            <text:p text:style-name="P18">35</text:p>
          </table:table-cell>
          <table:table-cell table:style-name="Table7.A2" office:value-type="string">
            <text:p text:style-name="Table_20_Contents">int main() {</text:p>
            <text:p text:style-name="Table_20_Contents"><text:s text:c="4"/>int x = 3 ;</text:p>
            <text:p text:style-name="Table_20_Contents"><text:s text:c="4"/>if(x==4)</text:p>
            <text:p text:style-name="Table_20_Contents"><text:s text:c="8"/>if(x==2)</text:p>
            <text:p text:style-name="Table_20_Contents"><text:s text:c="12"/>printf("if \n");</text:p>
            <text:p text:style-name="Table_20_Contents"><text:s text:c="8"/>else</text:p>
            <text:p text:style-name="Table_20_Contents"><text:s text:c="12"/>printf("else if \n");</text:p>
            <text:p text:style-name="Table_20_Contents"><text:s text:c="4"/>else </text:p>
            <text:p text:style-name="Table_20_Contents"><text:s text:c="4"/>printf("else \n");</text:p>
            <text:p text:style-name="Table_20_Contents"><text:tab/>return 0;</text:p>
            <text:p text:style-name="Table_20_Contents">}</text:p>
          </table:table-cell>
          <table:table-cell table:style-name="Table7.C2" office:value-type="string">
            <text:p text:style-name="P19">else</text:p>
          </table:table-cell>
        </table:table-row>
        <table:table-row table:style-name="TableLine94293369329488">
          <table:table-cell table:style-name="Table7.A2" office:value-type="string">
            <text:p text:style-name="P18">36</text:p>
          </table:table-cell>
          <table:table-cell table:style-name="Table7.A2" office:value-type="string">
            <text:p text:style-name="Table_20_Contents">int main(void) {</text:p>
            <text:p text:style-name="Table_20_Contents"><text:tab/>int a = 3 ;</text:p>
            <text:p text:style-name="Table_20_Contents"><text:tab/>if(a--)</text:p>
            <text:p text:style-name="Table_20_Contents"><text:tab/> <text:s text:c="3"/>printf("One %d ",a);</text:p>
            <text:p text:style-name="Table_20_Contents"><text:tab/>if(a++)</text:p>
            <text:p text:style-name="Table_20_Contents"><text:tab/> <text:s text:c="3"/>printf("two %d",a);</text:p>
            <text:p text:style-name="Table_20_Contents"><text:tab/>return 0;</text:p>
            <text:p text:style-name="Table_20_Contents">}</text:p>
          </table:table-cell>
          <table:table-cell table:style-name="Table7.C2" office:value-type="string">
            <text:p text:style-name="Table_20_Contents">One 2 two 3</text:p>
          </table:table-cell>
        </table:table-row>
        <table:table-row table:style-name="TableLine94293369330432">
          <table:table-cell table:style-name="Table7.A2" office:value-type="string">
            <text:p text:style-name="P18">37</text:p>
          </table:table-cell>
          <table:table-cell table:style-name="Table7.A2" office:value-type="string">
            <text:p text:style-name="Table_20_Contents">int main() {</text:p>
            <text:p text:style-name="Table_20_Contents"><text:s text:c="4"/>int x = 2 ;</text:p>
            <text:p text:style-name="Table_20_Contents"><text:s text:c="4"/>if(x == 4)</text:p>
            <text:p text:style-name="Table_20_Contents"><text:s text:c="8"/>if(x &gt;=1 )</text:p>
            <text:p text:style-name="Table_20_Contents"><text:s text:c="12"/>printf("true \n");</text:p>
            <text:p text:style-name="Table_20_Contents"><text:s text:c="8"/>else </text:p>
            <text:p text:style-name="Table_20_Contents"><text:s text:c="12"/>printf("false \n");</text:p>
            <text:p text:style-name="Table_20_Contents"><text:tab/>return 0;</text:p>
            <text:p text:style-name="Table_20_Contents">}</text:p>
          </table:table-cell>
          <table:table-cell table:style-name="Table7.C2" office:value-type="string">
            <text:p text:style-name="P22">No Visible 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 table:style-name="TableLine94293369333200">
          <table:table-cell table:style-name="Table9.A1" office:value-type="string">
            <text:p text:style-name="P18">38</text:p>
          </table:table-cell>
          <table:table-cell table:style-name="Table9.A1" office:value-type="string">
            <text:p text:style-name="Table_20_Contents">int main(void) {</text:p>
            <text:p text:style-name="Table_20_Contents"><text:s text:c="4"/>int a = <text:s/>2 ;</text:p>
            <text:p text:style-name="Table_20_Contents"><text:s text:c="4"/>if(a)</text:p>
            <text:p text:style-name="Table_20_Contents"><text:s text:c="8"/>printf("Hi ");</text:p>
            <text:p text:style-name="Table_20_Contents"><text:s text:c="8"/>printf("How are you \n");</text:p>
            <text:p text:style-name="Table_20_Contents"><text:s text:c="4"/>else </text:p>
            <text:p text:style-name="Table_20_Contents"><text:s text:c="8"/>printf("I am fine \n");</text:p>
            <text:p text:style-name="Table_20_Contents"><text:tab/>return 0;</text:p>
            <text:p text:style-name="Table_20_Contents">}</text:p>
          </table:table-cell>
          <table:table-cell table:style-name="Table9.C1" office:value-type="string">
            <text:p text:style-name="P23"/>
            <text:p text:style-name="P23">Compilation Error</text:p>
          </table:table-cell>
        </table:table-row>
        <table:table-row table:style-name="TableLine94293369347968">
          <table:table-cell table:style-name="Table9.A2" office:value-type="string">
            <text:p text:style-name="P18">39</text:p>
          </table:table-cell>
          <table:table-cell table:style-name="Table9.A2" office:value-type="string">
            <text:p text:style-name="Table_20_Contents">int main(void) {</text:p>
            <text:p text:style-name="Table_20_Contents"><text:s text:c="4"/>if(!printf(""))</text:p>
            <text:p text:style-name="Table_20_Contents"><text:s text:c="8"/>printf("Hi");</text:p>
            <text:p text:style-name="Table_20_Contents"><text:s text:c="4"/>else </text:p>
            <text:p text:style-name="Table_20_Contents"><text:s text:c="8"/>printf("Hello");</text:p>
            <text:p text:style-name="Table_20_Contents"><text:tab/>return 0;</text:p>
            <text:p text:style-name="Table_20_Contents">}</text:p>
          </table:table-cell>
          <table:table-cell table:style-name="Table9.C2" office:value-type="string">
            <text:p text:style-name="Table_20_Contents">Hi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293369350368">
          <table:table-cell table:style-name="Table8.A1" office:value-type="string">
            <text:p text:style-name="P24">40</text:p>
          </table:table-cell>
          <table:table-cell table:style-name="Table8.A1" office:value-type="string">
            <text:p text:style-name="Table_20_Contents">int main(void) {</text:p>
            <text:p text:style-name="Table_20_Contents"><text:s text:c="4"/>int a=40;</text:p>
            <text:p text:style-name="Table_20_Contents"><text:s text:c="4"/>if(40L == a)</text:p>
            <text:p text:style-name="Table_20_Contents"><text:s text:c="8"/>printf("40L");</text:p>
            <text:p text:style-name="Table_20_Contents"><text:s text:c="4"/>else if(40==a)</text:p>
            <text:p text:style-name="Table_20_Contents"><text:s text:c="8"/>printf("40");</text:p>
            <text:p text:style-name="Table_20_Contents"><text:s text:c="4"/>else </text:p>
            <text:p text:style-name="Table_20_Contents"><text:s text:c="8"/>printf("0");</text:p>
            <text:p text:style-name="Table_20_Contents"><text:tab/>return 0;</text:p>
            <text:p text:style-name="Table_20_Contents">}</text:p>
          </table:table-cell>
          <table:table-cell table:style-name="Table8.C1" office:value-type="string">
            <text:p text:style-name="P25">40L</text:p>
          </table:table-cell>
        </table:table-row>
        <table:table-row table:style-name="TableLine94293369373104">
          <table:table-cell table:style-name="Table8.A2" office:value-type="string">
            <text:p text:style-name="P24">41</text:p>
          </table:table-cell>
          <table:table-cell table:style-name="Table8.A2" office:value-type="string">
            <text:p text:style-name="Table_20_Contents">int main(void) {</text:p>
            <text:p text:style-name="Table_20_Contents"><text:s text:c="4"/>int b = 100;</text:p>
            <text:p text:style-name="Table_20_Contents"><text:s text:c="4"/>if(b&gt;20)</text:p>
            <text:p text:style-name="Table_20_Contents"><text:s text:c="8"/>if(b&lt;20)</text:p>
            <text:p text:style-name="Table_20_Contents"><text:s text:c="12"/>printf("Hello");</text:p>
            <text:p text:style-name="Table_20_Contents"><text:s text:c="8"/>else </text:p>
            <text:p text:style-name="Table_20_Contents"><text:s text:c="12"/>printf("Welcome");</text:p>
            <text:p text:style-name="Table_20_Contents"><text:tab/>return 0;</text:p>
            <text:p text:style-name="Table_20_Contents">}</text:p>
          </table:table-cell>
          <table:table-cell table:style-name="Table8.C2" office:value-type="string">
            <text:p text:style-name="Table_20_Contents">Welcome</text:p>
          </table:table-cell>
        </table:table-row>
        <table:table-row table:style-name="TableLine94293369376640">
          <table:table-cell table:style-name="Table8.A2" office:value-type="string">
            <text:p text:style-name="P24">42</text:p>
          </table:table-cell>
          <table:table-cell table:style-name="Table8.A2" office:value-type="string">
            <text:p text:style-name="Table_20_Contents">#define TRUE 1</text:p>
            <text:p text:style-name="Table_20_Contents">int main(void) {</text:p>
            <text:p text:style-name="Table_20_Contents"><text:s text:c="4"/>if(TRUE)</text:p>
            <text:p text:style-name="Table_20_Contents"><text:s text:c="4"/>printf("1");</text:p>
            <text:p text:style-name="Table_20_Contents"><text:s text:c="4"/>printf("2");</text:p>
            <text:p text:style-name="Table_20_Contents"><text:s text:c="4"/>else </text:p>
            <text:p text:style-name="Table_20_Contents"><text:s text:c="4"/>printf("3");</text:p>
            <text:p text:style-name="Table_20_Contents"><text:s text:c="4"/>printf("4");</text:p>
            <text:p text:style-name="Table_20_Contents"><text:tab/>return 0;</text:p>
            <text:p text:style-name="Table_20_Contents">}</text:p>
          </table:table-cell>
          <table:table-cell table:style-name="Table8.C2" office:value-type="string">
            <text:p text:style-name="P26">Compilation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 table:style-name="TableLine94293369379696">
          <table:table-cell table:style-name="Table10.A1" office:value-type="string">
            <text:p text:style-name="P21">43</text:p>
          </table:table-cell>
          <table:table-cell table:style-name="Table10.A1" office:value-type="string">
            <text:p text:style-name="Table_20_Contents">int main(void) {</text:p>
            <text:p text:style-name="Table_20_Contents"><text:s text:c="4"/>int x = 9;</text:p>
            <text:p text:style-name="Table_20_Contents"><text:s text:c="4"/>if(x&lt;2)</text:p>
            <text:p text:style-name="Table_20_Contents"><text:s text:c="8"/>printf("hello");</text:p>
            <text:p text:style-name="Table_20_Contents"><text:s text:c="4"/>if(x==3)</text:p>
            <text:p text:style-name="Table_20_Contents"><text:s text:c="8"/>printf("hi");</text:p>
            <text:p text:style-name="Table_20_Contents"><text:s text:c="4"/>else </text:p>
            <text:p text:style-name="Table_20_Contents"><text:s text:c="8"/>printf("no");</text:p>
            <text:p text:style-name="Table_20_Contents"><text:tab/>return 0;</text:p>
            <text:p text:style-name="Table_20_Contents">}</text:p>
          </table:table-cell>
          <table:table-cell table:style-name="Table10.C1" office:value-type="string">
            <text:p text:style-name="Table_20_Contents">no</text:p>
          </table:table-cell>
        </table:table-row>
        <table:table-row table:style-name="TableLine94293369418176">
          <table:table-cell table:style-name="Table10.A2" office:value-type="string">
            <text:p text:style-name="P21">44</text:p>
          </table:table-cell>
          <table:table-cell table:style-name="Table10.A2" office:value-type="string">
            <text:p text:style-name="Table_20_Contents">int main(void) {</text:p>
            <text:p text:style-name="Table_20_Contents"><text:s text:c="3"/>int i =1 , j=-1;</text:p>
            <text:p text:style-name="Table_20_Contents"><text:s text:c="3"/>if(printf("%d",i)&lt;printf(" %d",j))</text:p>
            <text:p text:style-name="Table_20_Contents"><text:s text:c="3"/>{</text:p>
            <text:p text:style-name="Table_20_Contents"><text:s text:c="7"/>printf("%d",i);</text:p>
            <text:p text:style-name="Table_20_Contents"><text:s text:c="3"/>}</text:p>
            <text:p text:style-name="Table_20_Contents"><text:s text:c="3"/>else</text:p>
            <text:p text:style-name="Table_20_Contents"><text:s text:c="3"/>{</text:p>
            <text:p text:style-name="Table_20_Contents"><text:s text:c="7"/>printf("%d",j);</text:p>
            <text:p text:style-name="Table_20_Contents"><text:s text:c="3"/>}</text:p>
            <text:p text:style-name="Table_20_Contents"><text:tab/>return 0;</text:p>
            <text:p text:style-name="Table_20_Contents">}</text:p>
          </table:table-cell>
          <table:table-cell table:style-name="Table10.C2" office:value-type="string">
            <text:p text:style-name="Table_20_Contents">1 -11</text:p>
          </table:table-cell>
        </table:table-row>
        <table:table-row table:style-name="TableLine94293369421712">
          <table:table-cell table:style-name="Table10.A2" office:value-type="string">
            <text:p text:style-name="P21">45</text:p>
          </table:table-cell>
          <table:table-cell table:style-name="Table10.A2" office:value-type="string">
            <text:p text:style-name="Table_20_Contents">int main(void) {</text:p>
            <text:p text:style-name="Table_20_Contents"><text:s text:c="4"/>int x =0;</text:p>
            <text:p text:style-name="Table_20_Contents"><text:s text:c="4"/>if(x==0)</text:p>
            <text:p text:style-name="Table_20_Contents"><text:s text:c="4"/>printf("true ");</text:p>
            <text:p text:style-name="Table_20_Contents"><text:s text:c="4"/>else if(x =10)</text:p>
            <text:p text:style-name="Table_20_Contents"><text:s text:c="4"/>printf("false ");</text:p>
            <text:p text:style-name="Table_20_Contents"><text:s text:c="4"/>printf("%d \n",x);</text:p>
            <text:p text:style-name="Table_20_Contents"><text:tab/>return 0;</text:p>
            <text:p text:style-name="Table_20_Contents">}</text:p>
          </table:table-cell>
          <table:table-cell table:style-name="Table10.C2" office:value-type="string">
            <text:p text:style-name="Table_20_Contents">true 0 </text:p>
          </table:table-cell>
        </table:table-row>
        <table:table-row table:style-name="TableLine94293369422544">
          <table:table-cell table:style-name="Table10.A2" office:value-type="string">
            <text:p text:style-name="P21">46</text:p>
          </table:table-cell>
          <table:table-cell table:style-name="Table10.A2" office:value-type="string">
            <text:p text:style-name="Table_20_Contents">int main(void) {</text:p>
            <text:p text:style-name="Table_20_Contents"><text:s text:c="4"/>unsigned int x = -1 ;</text:p>
            <text:p text:style-name="Table_20_Contents"><text:s text:c="4"/>int y =~0;</text:p>
            <text:p text:style-name="Table_20_Contents"><text:s text:c="4"/>if(x==y)</text:p>
            <text:p text:style-name="Table_20_Contents"><text:s text:c="8"/>printf("same");</text:p>
            <text:p text:style-name="Table_20_Contents"><text:s text:c="4"/>else</text:p>
            <text:p text:style-name="Table_20_Contents"><text:s text:c="8"/>printf("not same ");</text:p>
            <text:p text:style-name="Table_20_Contents"><text:tab/>return 0;</text:p>
            <text:p text:style-name="Table_20_Contents">}</text:p>
          </table:table-cell>
          <table:table-cell table:style-name="Table10.C2" office:value-type="string">
            <text:p text:style-name="Table_20_Contents">same</text:p>
          </table:table-cell>
        </table:table-row>
        <table:table-row table:style-name="TableLine94293369423488">
          <table:table-cell table:style-name="Table10.A2" office:value-type="string">
            <text:p text:style-name="P21">47</text:p>
          </table:table-cell>
          <table:table-cell table:style-name="Table10.A2" office:value-type="string">
            <text:p text:style-name="Table_20_Contents">int main(void) {</text:p>
            <text:p text:style-name="Table_20_Contents"><text:s text:c="4"/>float x = 0.1;</text:p>
            <text:p text:style-name="Table_20_Contents"><text:s text:c="4"/>if(x==0.1)</text:p>
            <text:p text:style-name="Table_20_Contents"><text:s text:c="8"/>printf("IF");</text:p>
            <text:p text:style-name="Table_20_Contents"><text:s text:c="4"/>else if(x ==0.1f)</text:p>
            <text:p text:style-name="Table_20_Contents"><text:s text:c="8"/>printf("ELSE IF");</text:p>
            <text:p text:style-name="Table_20_Contents"><text:s text:c="4"/>else </text:p>
            <text:p text:style-name="Table_20_Contents"><text:s text:c="8"/>printf("ELSE");</text:p>
            <text:p text:style-name="Table_20_Contents"><text:tab/>return 0;</text:p>
            <text:p text:style-name="Table_20_Contents">}</text:p>
          </table:table-cell>
          <table:table-cell table:style-name="Table10.C2" office:value-type="string">
            <text:p text:style-name="P27">ELSE IF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 table:style-name="TableLine94293369424656">
          <table:table-cell table:style-name="Table11.A1" office:value-type="string">
            <text:p text:style-name="P28">48</text:p>
          </table:table-cell>
          <table:table-cell table:style-name="Table11.A1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n = 0,y=1;</text:p>
            <text:p text:style-name="Table_20_Contents"><text:s text:c="4"/>y==1?n=0:n=1 ;</text:p>
            <text:p text:style-name="Table_20_Contents"><text:s text:c="4"/>if(n)</text:p>
            <text:p text:style-name="Table_20_Contents"><text:s text:c="8"/>printf("TRUE");</text:p>
            <text:p text:style-name="Table_20_Contents"><text:s text:c="4"/>else </text:p>
            <text:p text:style-name="Table_20_Contents"><text:s text:c="8"/>printf("FALSE");</text:p>
            <text:p text:style-name="Table_20_Contents"><text:tab/>return 0;</text:p>
            <text:p text:style-name="Table_20_Contents">}</text:p>
          </table:table-cell>
          <table:table-cell table:style-name="Table11.C1" office:value-type="string">
            <text:p text:style-name="P29">Error</text:p>
          </table:table-cell>
        </table:table-row>
        <table:table-row table:style-name="TableLine94293369463312">
          <table:table-cell table:style-name="Table11.A2" office:value-type="string">
            <text:p text:style-name="P28">49</text:p>
          </table:table-cell>
          <table:table-cell table:style-name="Table11.A2" office:value-type="string">
            <text:p text:style-name="Table_20_Contents">int main(void) {</text:p>
            <text:p text:style-name="Table_20_Contents"><text:s text:c="4"/>int i = 10, j=1 ;</text:p>
            <text:p text:style-name="Table_20_Contents"><text:s text:c="4"/>if(i%2 = j%3)</text:p>
            <text:p text:style-name="Table_20_Contents"><text:s text:c="8"/>printf("C Language ");</text:p>
            <text:p text:style-name="Table_20_Contents"><text:tab/>return 0;</text:p>
            <text:p text:style-name="Table_20_Contents">}</text:p>
          </table:table-cell>
          <table:table-cell table:style-name="Table11.C2" office:value-type="string">
            <text:p text:style-name="P30">Compilation Error</text:p>
          </table:table-cell>
        </table:table-row>
        <table:table-row table:style-name="TableLine94293369465632">
          <table:table-cell table:style-name="Table11.A2" office:value-type="string">
            <text:p text:style-name="P28">50</text:p>
          </table:table-cell>
          <table:table-cell table:style-name="Table11.A2" office:value-type="string">
            <text:p text:style-name="Table_20_Contents">int main(void) {</text:p>
            <text:p text:style-name="Table_20_Contents"><text:s text:c="4"/>int i = 0 ;</text:p>
            <text:p text:style-name="Table_20_Contents"><text:s text:c="4"/>if(i==0)</text:p>
            <text:p text:style-name="Table_20_Contents"><text:s text:c="4"/>{</text:p>
            <text:p text:style-name="Table_20_Contents"><text:s text:c="8"/>goto label;</text:p>
            <text:p text:style-name="Table_20_Contents"><text:s text:c="4"/>}</text:p>
            <text:p text:style-name="Table_20_Contents"><text:s text:c="4"/>label : printf("Hello");</text:p>
            <text:p text:style-name="Table_20_Contents"><text:tab/>return 0;</text:p>
            <text:p text:style-name="Table_20_Contents">}</text:p>
          </table:table-cell>
          <table:table-cell table:style-name="Table11.C2" office:value-type="string">
            <text:p text:style-name="Table_20_Contents">Hello</text:p>
          </table:table-cell>
        </table:table-row>
        <table:table-row table:style-name="TableLine94293369466464">
          <table:table-cell table:style-name="Table11.A2" office:value-type="string">
            <text:p text:style-name="P28">51</text:p>
          </table:table-cell>
          <table:table-cell table:style-name="Table11.A2" office:value-type="string">
            <text:p text:style-name="Table_20_Contents">int main(void) {</text:p>
            <text:p text:style-name="Table_20_Contents"><text:s text:c="4"/>int i = 0 , k;</text:p>
            <text:p text:style-name="Table_20_Contents"><text:s text:c="4"/>label : printf("%d ",i)</text:p>
            <text:p text:style-name="Table_20_Contents"><text:s text:c="4"/>if(i==0)</text:p>
            <text:p text:style-name="Table_20_Contents"><text:s text:c="4"/>{</text:p>
            <text:p text:style-name="Table_20_Contents"><text:s text:c="8"/>goto label;</text:p>
            <text:p text:style-name="Table_20_Contents"><text:s text:c="4"/>}</text:p>
            <text:p text:style-name="Table_20_Contents"><text:s text:c="3"/></text:p>
            <text:p text:style-name="Table_20_Contents"><text:tab/>return 0;</text:p>
            <text:p text:style-name="Table_20_Contents">}</text:p>
          </table:table-cell>
          <table:table-cell table:style-name="Table11.C2" office:value-type="string">
            <text:p text:style-name="P31">0 0 0 0 0 0 0 0 00 <text:s/>00 0 0 0 0 0 0 0 00 0 0 0 0 0 0 0.......0 0 0 0 0 0 0 0</text:p>
          </table:table-cell>
        </table:table-row>
        <table:table-row table:style-name="TableLine94293369467408">
          <table:table-cell table:style-name="Table11.A2" office:value-type="string">
            <text:p text:style-name="P28">52</text:p>
          </table:table-cell>
          <table:table-cell table:style-name="Table11.A2" office:value-type="string">
            <text:p text:style-name="Table_20_Contents">int main(void) {</text:p>
            <text:p text:style-name="Table_20_Contents"><text:s text:c="4"/>int a =-30+3;</text:p>
            <text:p text:style-name="Table_20_Contents"><text:s text:c="4"/>if(a&gt;0)</text:p>
            <text:p text:style-name="Table_20_Contents"><text:s text:c="8"/>printf("%d is a positive integer \n",a);</text:p>
            <text:p text:style-name="Table_20_Contents"><text:s text:c="4"/>else if(a&lt;0)</text:p>
            <text:p text:style-name="Table_20_Contents"><text:s text:c="8"/>printf("%d <text:s/>is a negative integer",a);</text:p>
            <text:p text:style-name="Table_20_Contents"><text:s text:c="4"/>else </text:p>
            <text:p text:style-name="Table_20_Contents"><text:s text:c="8"/>printf("Its Zero ");</text:p>
            <text:p text:style-name="Table_20_Contents"><text:s text:c="8"/></text:p>
            <text:p text:style-name="Table_20_Contents"><text:s text:c="3"/>return 0;</text:p>
            <text:p text:style-name="Table_20_Contents">}</text:p>
          </table:table-cell>
          <table:table-cell table:style-name="Table11.C2" office:value-type="string">
            <text:p text:style-name="Table_20_Contents">-27 <text:s/>is a negative integer</text:p>
          </table:table-cell>
        </table:table-row>
      </table:table>
      <text:p text:style-name="P20"/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 table:style-name="TableLine94293381632512">
          <table:table-cell table:style-name="Table12.A1" office:value-type="string">
            <text:p text:style-name="P34">53</text:p>
          </table:table-cell>
          <table:table-cell table:style-name="Table12.A1" office:value-type="string">
            <text:p text:style-name="Table_20_Contents">int main(void) {</text:p>
            <text:p text:style-name="Table_20_Contents"><text:s text:c="4"/>if(printf("%c",97))</text:p>
            <text:p text:style-name="Table_20_Contents"><text:s text:c="4"/>{</text:p>
            <text:p text:style-name="Table_20_Contents"/>
            <text:p text:style-name="Table_20_Contents"><text:s text:c="4"/>}</text:p>
            <text:p text:style-name="Table_20_Contents"><text:tab/>return 0;</text:p>
            <text:p text:style-name="Table_20_Contents">}</text:p>
          </table:table-cell>
          <table:table-cell table:style-name="Table12.C1" office:value-type="string">
            <text:p text:style-name="Table_20_Contents">a</text:p>
          </table:table-cell>
        </table:table-row>
        <table:table-row table:style-name="TableLine94293381632512">
          <table:table-cell table:style-name="Table12.A2" office:value-type="string">
            <text:p text:style-name="P35">54</text:p>
          </table:table-cell>
          <table:table-cell table:style-name="Table12.A2" office:value-type="string">
            <text:p text:style-name="Table_20_Contents">int main(void) {</text:p>
            <text:p text:style-name="Table_20_Contents"><text:s text:c="4"/>int i = 55;</text:p>
            <text:p text:style-name="Table_20_Contents"><text:s text:c="4"/>if(i == 35);</text:p>
            <text:p text:style-name="Table_20_Contents"><text:s text:c="4"/>i=20;</text:p>
            <text:p text:style-name="Table_20_Contents"><text:s text:c="4"/>if(i==45)</text:p>
            <text:p text:style-name="Table_20_Contents"><text:s text:c="8"/>i = i + 2;</text:p>
            <text:p text:style-name="Table_20_Contents"><text:s text:c="4"/>else </text:p>
            <text:p text:style-name="Table_20_Contents"><text:s text:c="8"/>i = i + 3;</text:p>
            <text:p text:style-name="Table_20_Contents"><text:s text:c="4"/>printf("%d",i);</text:p>
            <text:p text:style-name="Table_20_Contents"><text:s text:c="4"/>return 0 ;</text:p>
            <text:p text:style-name="Table_20_Contents">}</text:p>
          </table:table-cell>
          <table:table-cell table:style-name="Table12.C2" office:value-type="string">
            <text:p text:style-name="P35">23</text:p>
          </table:table-cell>
        </table:table-row>
        <table:table-row table:style-name="TableLine94293381632512">
          <table:table-cell table:style-name="Table12.A2" office:value-type="string">
            <text:p text:style-name="P35">55</text:p>
          </table:table-cell>
          <table:table-cell table:style-name="Table12.A2" office:value-type="string">
            <text:p text:style-name="Table_20_Contents">int main(void) {</text:p>
            <text:p text:style-name="Table_20_Contents"><text:s text:c="4"/>int x = 2;</text:p>
            <text:p text:style-name="Table_20_Contents"><text:s text:c="4"/>switch(x)</text:p>
            <text:p text:style-name="Table_20_Contents"><text:s text:c="4"/>{</text:p>
            <text:p text:style-name="Table_20_Contents"><text:s text:c="8"/>case 1 : printf("Hello C ");</text:p>
            <text:p text:style-name="Table_20_Contents"><text:s text:c="16"/>break;</text:p>
            <text:p text:style-name="Table_20_Contents"><text:s text:c="8"/>case 2 : printf("Hello C++ ");</text:p>
            <text:p text:style-name="Table_20_Contents"><text:s text:c="16"/>break;</text:p>
            <text:p text:style-name="Table_20_Contents"><text:s text:c="8"/>case 3 : printf("Hello Java ");</text:p>
            <text:p text:style-name="Table_20_Contents"><text:s text:c="16"/>break;</text:p>
            <text:p text:style-name="Table_20_Contents"><text:s text:c="8"/>default : printf("Programing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2.C2" office:value-type="string">
            <text:p text:style-name="Table_20_Contents">Hello C++ </text:p>
          </table:table-cell>
        </table:table-row>
        <table:table-row table:style-name="TableLine94293381632512">
          <table:table-cell table:style-name="Table12.A2" office:value-type="string">
            <text:p text:style-name="P35">56</text:p>
          </table:table-cell>
          <table:table-cell table:style-name="Table12.A2" office:value-type="string">
            <text:p text:style-name="Table_20_Contents">int main(void) {</text:p>
            <text:p text:style-name="Table_20_Contents"><text:s text:c="4"/>int x = 2;</text:p>
            <text:p text:style-name="Table_20_Contents"><text:s text:c="4"/>switch(x)</text:p>
            <text:p text:style-name="Table_20_Contents"><text:s text:c="4"/>{</text:p>
            <text:p text:style-name="Table_20_Contents"><text:s text:c="8"/>case 2 : printf("Hello C++ ");</text:p>
            <text:p text:style-name="Table_20_Contents"><text:s text:c="16"/>break;</text:p>
            <text:p text:style-name="Table_20_Contents"><text:s text:c="8"/>case 1 : printf("Hello C ");</text:p>
            <text:p text:style-name="Table_20_Contents"><text:s text:c="16"/>break;</text:p>
            <text:p text:style-name="Table_20_Contents"><text:s text:c="8"/>case 3 : printf("Hello Java ");</text:p>
            <text:p text:style-name="Table_20_Contents"><text:s text:c="16"/>break;</text:p>
            <text:p text:style-name="Table_20_Contents"><text:s text:c="8"/>default : printf("Programing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2.C2" office:value-type="string">
            <text:p text:style-name="Table_20_Contents">Hello C++ </text:p>
          </table:table-cell>
        </table:table-row>
        <table:table-row table:style-name="TableLine94293381632512">
          <table:table-cell table:style-name="Table12.A2" office:value-type="string">
            <text:p text:style-name="P35">57</text:p>
          </table:table-cell>
          <table:table-cell table:style-name="Table12.A2" office:value-type="string">
            <text:p text:style-name="Table_20_Contents">int main(void) {</text:p>
            <text:p text:style-name="Table_20_Contents"><text:s text:c="4"/>int x = 2;</text:p>
            <text:p text:style-name="Table_20_Contents"><text:s text:c="4"/>switch(x)</text:p>
            <text:p text:style-name="Table_20_Contents"><text:s text:c="4"/>{</text:p>
            <text:p text:style-name="Table_20_Contents"><text:soft-page-break/><text:s text:c="8"/>case 1 : printf("Hello C ");</text:p>
            <text:p text:style-name="Table_20_Contents"><text:s text:c="8"/>case 2 : printf("Hello C++ ");</text:p>
            <text:p text:style-name="Table_20_Contents"><text:s text:c="8"/>case 3 : printf("Hello Java ");</text:p>
            <text:p text:style-name="Table_20_Contents"><text:s text:c="8"/>default : printf("Programing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2.C2" office:value-type="string">
            <text:p text:style-name="Table_20_Contents">Hello C++ Hello Java Programing</text:p>
          </table:table-cell>
        </table:table-row>
        <table:table-row table:style-name="TableLine94293381632512">
          <table:table-cell table:style-name="Table12.A2" office:value-type="string">
            <text:p text:style-name="P35">58</text:p>
          </table:table-cell>
          <table:table-cell table:style-name="Table12.A2" office:value-type="string">
            <text:p text:style-name="Table_20_Contents">int main(void) {</text:p>
            <text:p text:style-name="Table_20_Contents"><text:s text:c="4"/>int x = 3;</text:p>
            <text:p text:style-name="Table_20_Contents"><text:s text:c="4"/>switch(x)</text:p>
            <text:p text:style-name="Table_20_Contents"><text:s text:c="4"/>{</text:p>
            <text:p text:style-name="Table_20_Contents"><text:s text:c="8"/>case 2 : printf("x ");</text:p>
            <text:p text:style-name="Table_20_Contents"><text:s text:c="16"/>break;</text:p>
            <text:p text:style-name="Table_20_Contents"><text:s text:c="8"/>case 1 : printf("y ");</text:p>
            <text:p text:style-name="Table_20_Contents"><text:s text:c="16"/>break;</text:p>
            <text:p text:style-name="Table_20_Contents"><text:s text:c="8"/>default : printf("z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2.C2" office:value-type="string">
            <text:p text:style-name="P36">z</text:p>
          </table:table-cell>
        </table:table-row>
        <table:table-row table:style-name="TableLine94293381632512">
          <table:table-cell table:style-name="Table12.A2" office:value-type="string">
            <text:p text:style-name="P37">59</text:p>
          </table:table-cell>
          <table:table-cell table:style-name="Table12.A2" office:value-type="string">
            <text:p text:style-name="Table_20_Contents">int main(void) {</text:p>
            <text:p text:style-name="Table_20_Contents"><text:s text:c="4"/>int x = 5;</text:p>
            <text:p text:style-name="Table_20_Contents"><text:s text:c="4"/>switch(x)</text:p>
            <text:p text:style-name="Table_20_Contents"><text:s text:c="4"/>{</text:p>
            <text:p text:style-name="Table_20_Contents"><text:s text:c="8"/>case 1 : printf("Hello C ");</text:p>
            <text:p text:style-name="Table_20_Contents"><text:s text:c="8"/>default : printf("PL ");</text:p>
            <text:p text:style-name="Table_20_Contents"><text:s text:c="8"/>case 2 : printf("Hello C++ "); break;</text:p>
            <text:p text:style-name="Table_20_Contents"><text:s text:c="8"/>case 3 : printf("Hello Java 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2.C2" office:value-type="string">
            <text:p text:style-name="P36">PL Hello C++ </text:p>
          </table:table-cell>
        </table:table-row>
        <table:table-row table:style-name="TableLine94293381632512">
          <table:table-cell table:style-name="Table12.A2" office:value-type="string">
            <text:p text:style-name="P38">60</text:p>
          </table:table-cell>
          <table:table-cell table:style-name="Table12.A2" office:value-type="string">
            <text:p text:style-name="Table_20_Contents">int main(void) {</text:p>
            <text:p text:style-name="Table_20_Contents"><text:s text:c="4"/>int x = 1;</text:p>
            <text:p text:style-name="Table_20_Contents"><text:s text:c="4"/>switch(x)</text:p>
            <text:p text:style-name="Table_20_Contents"><text:s text:c="4"/>{ <text:s text:c="2"/>x = x + 1 ;</text:p>
            <text:p text:style-name="Table_20_Contents"><text:s text:c="8"/>case 1 : printf("one"); break ;</text:p>
            <text:p text:style-name="Table_20_Contents"><text:s text:c="8"/>case 2 : printf("two"); break;</text:p>
            <text:p text:style-name="Table_20_Contents"><text:s text:c="8"/>default : printf("three");</text:p>
            <text:p text:style-name="Table_20_Contents"/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2.C2" office:value-type="string">
            <text:p text:style-name="P38">one</text:p>
          </table:table-cell>
        </table:table-row>
        <table:table-row table:style-name="TableLine94293381632512">
          <table:table-cell table:style-name="Table12.A2" office:value-type="string">
            <text:p text:style-name="P39">61</text:p>
          </table:table-cell>
          <table:table-cell table:style-name="Table12.A2" office:value-type="string">
            <text:p text:style-name="Table_20_Contents">int main(void) {</text:p>
            <text:p text:style-name="Table_20_Contents"><text:s text:c="4"/>int x = 98;</text:p>
            <text:p text:style-name="Table_20_Contents"><text:s text:c="4"/>switch(x)<text:span text:style-name="T4">{</text:span></text:p>
            <text:p text:style-name="Table_20_Contents"><text:s text:c="8"/>case 'a' : printf("one"); <text:s/>break ;</text:p>
            <text:p text:style-name="Table_20_Contents"><text:s text:c="8"/>case 'b' : printf("two"); break;</text:p>
            <text:p text:style-name="Table_20_Contents"><text:s text:c="8"/>default : printf("three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2.C2" office:value-type="string">
            <text:p text:style-name="P41">a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Line94293385741024">
          <table:table-cell table:style-name="Table13.A1" office:value-type="string">
            <text:p text:style-name="P40">62</text:p>
          </table:table-cell>
          <table:table-cell table:style-name="Table13.A1" office:value-type="string">
            <text:p text:style-name="Table_20_Contents">int main(void) {</text:p>
            <text:p text:style-name="Table_20_Contents"><text:s text:c="4"/>int x = 4;</text:p>
            <text:p text:style-name="Table_20_Contents"><text:s text:c="4"/>switch(x)</text:p>
            <text:p text:style-name="Table_20_Contents"><text:s text:c="4"/>{</text:p>
            <text:p text:style-name="Table_20_Contents"><text:s text:c="8"/>case 1 :</text:p>
            <text:p text:style-name="Table_20_Contents"><text:s text:c="8"/>case 3 :</text:p>
            <text:p text:style-name="Table_20_Contents"><text:s text:c="8"/>case 5 :</text:p>
            <text:p text:style-name="Table_20_Contents"><text:s text:c="8"/>case 7 :</text:p>
            <text:p text:style-name="Table_20_Contents"><text:s text:c="8"/>case 9 : printf("%d is an odd number ",x); break;</text:p>
            <text:p text:style-name="Table_20_Contents"><text:s text:c="8"/>case 2 :</text:p>
            <text:p text:style-name="Table_20_Contents"><text:s text:c="8"/>case 6 :</text:p>
            <text:p text:style-name="Table_20_Contents"><text:s text:c="8"/>case 4 :</text:p>
            <text:p text:style-name="Table_20_Contents"><text:s text:c="8"/>case 8 : printf("%d is an even number ", x); break ;</text:p>
            <text:p text:style-name="Table_20_Contents"><text:s text:c="8"/>default: printf("Not in between 1 and 9 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3.C1" office:value-type="string">
            <text:p text:style-name="Table_20_Contents">4 is an even number</text:p>
          </table:table-cell>
        </table:table-row>
        <table:table-row table:style-name="TableLine94293385741024">
          <table:table-cell table:style-name="Table13.A2" office:value-type="string">
            <text:p text:style-name="P40">63</text:p>
          </table:table-cell>
          <table:table-cell table:style-name="Table13.A2" office:value-type="string">
            <text:p text:style-name="Table_20_Contents">int main(void) {</text:p>
            <text:p text:style-name="Table_20_Contents"><text:s text:c="4"/>float x = 2;</text:p>
            <text:p text:style-name="Table_20_Contents"><text:s text:c="4"/>switch(x)</text:p>
            <text:p text:style-name="Table_20_Contents"><text:s text:c="4"/>{</text:p>
            <text:p text:style-name="Table_20_Contents"><text:s text:c="8"/>case 1 : printf("C"); <text:s/>break ;</text:p>
            <text:p text:style-name="Table_20_Contents"><text:s text:c="8"/>case 2 : printf("C++"); break;</text:p>
            <text:p text:style-name="Table_20_Contents"><text:s text:c="8"/>default : printf("JAVA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3.C2" office:value-type="string">
            <text:p text:style-name="Table_20_Contents"><text:s/><text:span text:style-name="T5">C++</text:span></text:p>
          </table:table-cell>
        </table:table-row>
        <table:table-row table:style-name="TableLine94293385741024">
          <table:table-cell table:style-name="Table13.A2" office:value-type="string">
            <text:p text:style-name="P40">64</text:p>
          </table:table-cell>
          <table:table-cell table:style-name="Table13.A2" office:value-type="string">
            <text:p text:style-name="Table_20_Contents">int main(void) {</text:p>
            <text:p text:style-name="Table_20_Contents"><text:s text:c="4"/>int x = 2;</text:p>
            <text:p text:style-name="Table_20_Contents"><text:s text:c="4"/>switch(x)</text:p>
            <text:p text:style-name="Table_20_Contents"><text:s text:c="4"/>{</text:p>
            <text:p text:style-name="Table_20_Contents"><text:s text:c="8"/>case 1.0 : printf("a"); <text:s/>break ;</text:p>
            <text:p text:style-name="Table_20_Contents"><text:s text:c="8"/>case 2.0 : printf("b"); break;</text:p>
            <text:p text:style-name="Table_20_Contents"><text:s text:c="8"/>default : printf("c");</text:p>
            <text:p text:style-name="Table_20_Contents"><text:s text:c="4"/>}</text:p>
            <text:p text:style-name="Table_20_Contents"><text:s text:c="4"/>return 0 ;</text:p>
            <text:p text:style-name="Table_20_Contents">}</text:p>
            <text:p text:style-name="Table_20_Contents"/>
          </table:table-cell>
          <table:table-cell table:style-name="Table13.C2" office:value-type="string">
            <text:p text:style-name="P42">Error </text:p>
          </table:table-cell>
        </table:table-row>
        <table:table-row table:style-name="TableLine94293385741024">
          <table:table-cell table:style-name="Table13.A2" office:value-type="string">
            <text:p text:style-name="P40">65</text:p>
          </table:table-cell>
          <table:table-cell table:style-name="Table13.A2" office:value-type="string">
            <text:p text:style-name="Table_20_Contents">int main(void) {</text:p>
            <text:p text:style-name="Table_20_Contents"><text:s text:c="4"/>int i = 1 , j = 2 ;</text:p>
            <text:p text:style-name="Table_20_Contents"><text:s text:c="4"/>switch(3)</text:p>
            <text:p text:style-name="Table_20_Contents"><text:s text:c="4"/>{</text:p>
            <text:p text:style-name="Table_20_Contents"><text:s text:c="8"/>case i : printf("sun"); <text:s/>break ;</text:p>
            <text:p text:style-name="Table_20_Contents"><text:s text:c="8"/>case j : printf("mon"); break;</text:p>
            <text:p text:style-name="Table_20_Contents"><text:s text:c="8"/>case i+j : printf("tue");</text:p>
            <text:p text:style-name="Table_20_Contents"><text:s text:c="4"/>}</text:p>
            <text:p text:style-name="Table_20_Contents"><text:s text:c="4"/>return 0 ;</text:p>
            <text:p text:style-name="Table_20_Contents">}</text:p>
            <text:p text:style-name="Table_20_Contents"/>
            <text:p text:style-name="Table_20_Contents"/>
          </table:table-cell>
          <table:table-cell table:style-name="Table13.C2" office:value-type="string">
            <text:p text:style-name="P43">Error</text:p>
          </table:table-cell>
        </table:table-row>
        <text:soft-page-break/>
        <table:table-row table:style-name="TableLine94293385741024">
          <table:table-cell table:style-name="Table13.A2" office:value-type="string">
            <text:p text:style-name="P40">66</text:p>
          </table:table-cell>
          <table:table-cell table:style-name="Table13.A2" office:value-type="string">
            <text:p text:style-name="Table_20_Contents">int main(void) {</text:p>
            <text:p text:style-name="Table_20_Contents"><text:s text:c="4"/>switch(4)</text:p>
            <text:p text:style-name="Table_20_Contents"><text:s text:c="4"/>{</text:p>
            <text:p text:style-name="Table_20_Contents"><text:s text:c="8"/>case 2+1 : printf("C "); <text:s text:c="10"/>break;</text:p>
            <text:p text:style-name="Table_20_Contents"><text:s text:c="8"/>case 2-2 : printf("Hello C "); <text:s/>break;</text:p>
            <text:p text:style-name="Table_20_Contents"><text:s text:c="8"/>case 2*2 : printf("Java "); <text:s text:c="6"/>break;</text:p>
            <text:p text:style-name="Table_20_Contents"><text:s text:c="8"/>case 2/2 : printf("Unix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3.C2" office:value-type="string">
            <text:p text:style-name="Table_20_Contents"/>
          </table:table-cell>
        </table:table-row>
        <table:table-row table:style-name="TableLine94293385741024">
          <table:table-cell table:style-name="Table13.A2" office:value-type="string">
            <text:p text:style-name="P40">67</text:p>
          </table:table-cell>
          <table:table-cell table:style-name="Table13.A2" office:value-type="string">
            <text:p text:style-name="Table_20_Contents">int main(void) {</text:p>
            <text:p text:style-name="Table_20_Contents"><text:s text:c="4"/>switch(1)</text:p>
            <text:p text:style-name="Table_20_Contents"><text:s text:c="4"/>{</text:p>
            <text:p text:style-name="Table_20_Contents"><text:s text:c="8"/>case 1 : printf("X"); <text:s/>break ;</text:p>
            <text:p text:style-name="Table_20_Contents"><text:s text:c="8"/>case 1 : printf("Y"); break;</text:p>
            <text:p text:style-name="Table_20_Contents"><text:s text:c="8"/>case 2 : printf("Z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3.C2" office:value-type="string">
            <text:p text:style-name="P44">Error</text:p>
          </table:table-cell>
        </table:table-row>
        <table:table-row table:style-name="TableLine94293385741024">
          <table:table-cell table:style-name="Table13.A2" office:value-type="string">
            <text:p text:style-name="P40">68</text:p>
          </table:table-cell>
          <table:table-cell table:style-name="Table13.A2" office:value-type="string">
            <text:p text:style-name="Table_20_Contents">int main(void) {</text:p>
            <text:p text:style-name="Table_20_Contents"><text:s text:c="4"/>switch(1)</text:p>
            <text:p text:style-name="Table_20_Contents"><text:s text:c="4"/>{</text:p>
            <text:p text:style-name="Table_20_Contents"><text:s text:c="8"/>case1 : printf("X"); <text:s/>break ;</text:p>
            <text:p text:style-name="Table_20_Contents"><text:s text:c="8"/>case3 : printf("Y"); break;</text:p>
            <text:p text:style-name="Table_20_Contents"><text:s text:c="8"/>case2 : printf("Z"); break;</text:p>
            <text:p text:style-name="Table_20_Contents"><text:s text:c="8"/>default:printf("Hello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3.C2" office:value-type="string">
            <text:p text:style-name="P45">Hello</text:p>
          </table:table-cell>
        </table:table-row>
        <table:table-row table:style-name="TableLine94293385741024">
          <table:table-cell table:style-name="Table13.A2" office:value-type="string">
            <text:p text:style-name="P46">69</text:p>
          </table:table-cell>
          <table:table-cell table:style-name="Table13.A2" office:value-type="string">
            <text:p text:style-name="Table_20_Contents">int main(void) {</text:p>
            <text:p text:style-name="Table_20_Contents"><text:s text:c="4"/>switch(1)</text:p>
            <text:p text:style-name="Table_20_Contents"><text:s text:c="4"/>{</text:p>
            <text:p text:style-name="Table_20_Contents"><text:s text:c="8"/>case 1 : printf("X"); <text:s/>break ;</text:p>
            <text:p text:style-name="Table_20_Contents"><text:s text:c="8"/>case 3 : printf("Y"); break;</text:p>
            <text:p text:style-name="Table_20_Contents"><text:s text:c="8"/>case 2 : printf("Z"); 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3.C2" office:value-type="string">
            <text:p text:style-name="P47">X</text:p>
          </table:table-cell>
        </table:table-row>
        <table:table-row table:style-name="TableLine94293385741024">
          <table:table-cell table:style-name="Table13.A2" office:value-type="string">
            <text:p text:style-name="P48">70</text:p>
          </table:table-cell>
          <table:table-cell table:style-name="Table13.A2" office:value-type="string">
            <text:p text:style-name="Table_20_Contents">int main(void) {</text:p>
            <text:p text:style-name="Table_20_Contents"><text:s text:c="4"/>char i = 'A'</text:p>
            <text:p text:style-name="Table_20_Contents"><text:s text:c="4"/>switch(i)</text:p>
            <text:p text:style-name="Table_20_Contents"><text:s text:c="4"/>{</text:p>
            <text:p text:style-name="Table_20_Contents"><text:s text:c="8"/>case 'A' : printf("Choice A"); <text:s/>break ;</text:p>
            <text:p text:style-name="Table_20_Contents"><text:s text:c="8"/>case 'B' : printf("Choice B"); break;</text:p>
            <text:p text:style-name="Table_20_Contents"><text:s text:c="8"/>case 'C' : <text:s/></text:p>
            <text:p text:style-name="Table_20_Contents"><text:s text:c="8"/>default:printf("No Choice");</text:p>
            <text:p text:style-name="Table_20_Contents"><text:s text:c="4"/>}</text:p>
            <text:p text:style-name="Table_20_Contents"><text:s text:c="4"/>return 0 ;</text:p>
            <text:p text:style-name="Table_20_Contents">}</text:p>
          </table:table-cell>
          <table:table-cell table:style-name="Table13.C2" office:value-type="string">
            <text:p text:style-name="P49">Error</text:p>
          </table:table-cell>
        </table:table-row>
      </table:table>
      <text:p text:style-name="P33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Line94293423660256">
          <table:table-cell table:style-name="Table14.A1" office:value-type="string">
            <text:p text:style-name="P50">71</text:p>
          </table:table-cell>
          <table:table-cell table:style-name="Table14.A1" office:value-type="string">
            <text:p text:style-name="Table_20_Contents"/>
          </table:table-cell>
          <table:table-cell table:style-name="Table14.C1" office:value-type="string">
            <text:p text:style-name="Table_20_Contents"/>
          </table:table-cell>
        </table:table-row>
        <table:table-row table:style-name="TableLine94293423660256">
          <table:table-cell table:style-name="Table14.A2" office:value-type="string">
            <text:p text:style-name="P50">72</text:p>
          </table:table-cell>
          <table:table-cell table:style-name="Table14.A2" office:value-type="string">
            <text:p text:style-name="Table_20_Contents"/>
          </table:table-cell>
          <table:table-cell table:style-name="Table14.C2" office:value-type="string">
            <text:p text:style-name="Table_20_Contents"/>
          </table:table-cell>
        </table:table-row>
        <table:table-row table:style-name="TableLine94293423660256">
          <table:table-cell table:style-name="Table14.A2" office:value-type="string">
            <text:p text:style-name="P50">73</text:p>
          </table:table-cell>
          <table:table-cell table:style-name="Table14.A2" office:value-type="string">
            <text:p text:style-name="Table_20_Contents"/>
          </table:table-cell>
          <table:table-cell table:style-name="Table14.C2" office:value-type="string">
            <text:p text:style-name="Table_20_Contents"/>
          </table:table-cell>
        </table:table-row>
        <table:table-row table:style-name="TableLine94293423660256">
          <table:table-cell table:style-name="Table14.A2" office:value-type="string">
            <text:p text:style-name="P50">74</text:p>
          </table:table-cell>
          <table:table-cell table:style-name="Table14.A2" office:value-type="string">
            <text:p text:style-name="Table_20_Contents"/>
          </table:table-cell>
          <table:table-cell table:style-name="Table14.C2" office:value-type="string">
            <text:p text:style-name="Table_20_Contents"/>
          </table:table-cell>
        </table:table-row>
        <table:table-row table:style-name="TableLine94293423660256">
          <table:table-cell table:style-name="Table14.A2" office:value-type="string">
            <text:p text:style-name="P50">75</text:p>
          </table:table-cell>
          <table:table-cell table:style-name="Table14.A2" office:value-type="string">
            <text:p text:style-name="Table_20_Contents"/>
          </table:table-cell>
          <table:table-cell table:style-name="Table14.C2" office:value-type="string">
            <text:p text:style-name="Table_20_Contents"/>
          </table:table-cell>
        </table:table-row>
        <table:table-row table:style-name="TableLine94293423660256">
          <table:table-cell table:style-name="Table14.A2" office:value-type="string">
            <text:p text:style-name="P50">76</text:p>
          </table:table-cell>
          <table:table-cell table:style-name="Table14.A2" office:value-type="string">
            <text:p text:style-name="Table_20_Contents"/>
          </table:table-cell>
          <table:table-cell table:style-name="Table14.C2" office:value-type="string">
            <text:p text:style-name="Table_20_Contents"/>
          </table:table-cell>
        </table:table-row>
        <table:table-row table:style-name="TableLine94293423660256">
          <table:table-cell table:style-name="Table14.A2" office:value-type="string">
            <text:p text:style-name="P50">77</text:p>
          </table:table-cell>
          <table:table-cell table:style-name="Table14.A2" office:value-type="string">
            <text:p text:style-name="Table_20_Contents"/>
          </table:table-cell>
          <table:table-cell table:style-name="Table14.C2" office:value-type="string">
            <text:p text:style-name="Table_20_Contents"/>
          </table:table-cell>
        </table:table-row>
      </table:table>
      <text:p text:style-name="P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293369490592">
          <table:table-cell table:style-name="Table6.A1" office:value-type="string">
            <text:p text:style-name="Table_20_Contents">93</text:p>
          </table:table-cell>
          <table:table-cell table:style-name="Table6.A1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a ;</text:p>
            <text:p text:style-name="Table_20_Contents"><text:s text:c="4"/>for(;;)</text:p>
            <text:p text:style-name="Table_20_Contents"><text:s text:c="4"/>{</text:p>
            <text:p text:style-name="Table_20_Contents"><text:s text:c="8"/>printf("Hello \n");</text:p>
            <text:p text:style-name="Table_20_Contents"><text:s text:c="4"/>}</text:p>
            <text:p text:style-name="Table_20_Contents"><text:s text:c="4"/>return 0; <text:s text:c="3"/></text:p>
            <text:p text:style-name="Table_20_Contents">}</text:p>
          </table:table-cell>
          <table:table-cell table:style-name="Table6.C1" office:value-type="string">
            <text:p text:style-name="Table_20_Contents">Hello </text:p>
            <text:p text:style-name="Table_20_Contents">.</text:p>
            <text:p text:style-name="Table_20_Contents">.</text:p>
            <text:p text:style-name="Table_20_Contents">.</text:p>
            <text:p text:style-name="Table_20_Contents">.</text:p>
            <text:p text:style-name="Table_20_Contents">.</text:p>
            <text:p text:style-name="Table_20_Contents">Hello infinity times</text:p>
          </table:table-cell>
        </table:table-row>
        <table:table-row table:style-name="TableLine94293369560064">
          <table:table-cell table:style-name="Table6.A2" office:value-type="string">
            <text:p text:style-name="Table_20_Contents">94</text:p>
          </table:table-cell>
          <table:table-cell table:style-name="Table6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a ;</text:p>
            <text:p text:style-name="Table_20_Contents"><text:s text:c="4"/>for(;;)</text:p>
            <text:p text:style-name="Table_20_Contents"><text:soft-page-break/><text:s text:c="4"/>{</text:p>
            <text:p text:style-name="Table_20_Contents"><text:s text:c="8"/>printf("Hello \n");</text:p>
            <text:p text:style-name="Table_20_Contents"><text:s text:c="8"/>break;</text:p>
            <text:p text:style-name="Table_20_Contents"><text:s text:c="4"/>}</text:p>
            <text:p text:style-name="Table_20_Contents"><text:s text:c="4"/>return 0; <text:s text:c="3"/></text:p>
            <text:p text:style-name="Table_20_Contents">}</text:p>
          </table:table-cell>
          <table:table-cell table:style-name="Table6.C2" office:value-type="string">
            <text:p text:style-name="Table_20_Contents">Hello</text:p>
          </table:table-cell>
        </table:table-row>
        <table:table-row table:style-name="TableLine94293369562208">
          <table:table-cell table:style-name="Table6.A2" office:value-type="string">
            <text:p text:style-name="Table_20_Contents">95</text:p>
          </table:table-cell>
          <table:table-cell table:style-name="Table6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a ;</text:p>
            <text:p text:style-name="Table_20_Contents"><text:s text:c="4"/>for(printf("Hell ");printf("Hello ");printf(" He"))</text:p>
            <text:p text:style-name="Table_20_Contents"><text:s text:c="4"/>{</text:p>
            <text:p text:style-name="Table_20_Contents"><text:s text:c="8"/>break;</text:p>
            <text:p text:style-name="Table_20_Contents"><text:s text:c="4"/>}</text:p>
            <text:p text:style-name="Table_20_Contents"><text:s text:c="4"/>return 0; <text:s text:c="3"/></text:p>
            <text:p text:style-name="Table_20_Contents">}</text:p>
          </table:table-cell>
          <table:table-cell table:style-name="Table6.C2" office:value-type="string">
            <text:p text:style-name="Table_20_Contents">Hell Hello </text:p>
          </table:table-cell>
        </table:table-row>
        <table:table-row table:style-name="TableLine94293369563040">
          <table:table-cell table:style-name="Table6.A2" office:value-type="string">
            <text:p text:style-name="Table_20_Contents">96</text:p>
          </table:table-cell>
          <table:table-cell table:style-name="Table6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c = 1 ;</text:p>
            <text:p text:style-name="Table_20_Contents"><text:s text:c="4"/>switch(c &lt;&lt; 1)</text:p>
            <text:p text:style-name="Table_20_Contents"><text:s text:c="4"/>{</text:p>
            <text:p text:style-name="Table_20_Contents"><text:s text:c="8"/>case 2 : printf("A"); break;</text:p>
            <text:p text:style-name="Table_20_Contents"><text:s text:c="8"/>case 4 : printf("b"); break;</text:p>
            <text:p text:style-name="Table_20_Contents"><text:s text:c="8"/>case 8 : printf("c"); break;</text:p>
            <text:p text:style-name="Table_20_Contents"><text:s text:c="8"/>default: printf("D"); </text:p>
            <text:p text:style-name="Table_20_Contents"><text:s text:c="4"/>}</text:p>
            <text:p text:style-name="Table_20_Contents"><text:s text:c="4"/>return 0; <text:s text:c="3"/></text:p>
            <text:p text:style-name="Table_20_Contents">}</text:p>
          </table:table-cell>
          <table:table-cell table:style-name="Table6.C2" office:value-type="string">
            <text:p text:style-name="Table_20_Contents">A</text:p>
          </table:table-cell>
        </table:table-row>
        <table:table-row table:style-name="TableLine94293369563984">
          <table:table-cell table:style-name="Table6.A2" office:value-type="string">
            <text:p text:style-name="Table_20_Contents">97</text:p>
          </table:table-cell>
          <table:table-cell table:style-name="Table6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i = 9;</text:p>
            <text:p text:style-name="Table_20_Contents"><text:s text:c="4"/>if(i == 9)</text:p>
            <text:p text:style-name="Table_20_Contents"><text:s text:c="4"/>{</text:p>
            <text:p text:style-name="Table_20_Contents"><text:s text:c="8"/>printf("Hello");</text:p>
            <text:p text:style-name="Table_20_Contents"><text:s text:c="8"/>break;</text:p>
            <text:p text:style-name="Table_20_Contents"><text:s text:c="4"/>}</text:p>
            <text:p text:style-name="Table_20_Contents"><text:s text:c="4"/>return 0; <text:s text:c="3"/></text:p>
            <text:p text:style-name="Table_20_Contents">}</text:p>
          </table:table-cell>
          <table:table-cell table:style-name="Table6.C2" office:value-type="string">
            <text:p text:style-name="Table_20_Contents">Complie time error</text:p>
          </table:table-cell>
        </table:table-row>
        <table:table-row table:style-name="TableLine94293369565008">
          <table:table-cell table:style-name="Table6.A2" office:value-type="string">
            <text:p text:style-name="Table_20_Contents">98</text:p>
          </table:table-cell>
          <table:table-cell table:style-name="Table6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i = 0;</text:p>
            <text:p text:style-name="Table_20_Contents"><text:s text:c="4"/>while(3)</text:p>
            <text:p text:style-name="Table_20_Contents"><text:s text:c="4"/>{</text:p>
            <text:p text:style-name="Table_20_Contents"><text:s text:c="8"/>printf("%d",++i);</text:p>
            <text:p text:style-name="Table_20_Contents"><text:s text:c="8"/>if(i==5)</text:p>
            <text:p text:style-name="Table_20_Contents"><text:s text:c="8"/>break;</text:p>
            <text:p text:style-name="Table_20_Contents"><text:s text:c="4"/>}</text:p>
            <text:p text:style-name="Table_20_Contents"><text:s text:c="4"/>return 0; <text:s text:c="3"/></text:p>
            <text:p text:style-name="Table_20_Contents">}</text:p>
          </table:table-cell>
          <table:table-cell table:style-name="Table6.C2" office:value-type="string">
            <text:p text:style-name="Table_20_Contents">12345</text:p>
          </table:table-cell>
        </table:table-row>
        <table:table-row table:style-name="TableLine94293369566176">
          <table:table-cell table:style-name="Table6.A2" office:value-type="string">
            <text:p text:style-name="Table_20_Contents">99</text:p>
          </table:table-cell>
          <table:table-cell table:style-name="Table6.A2" office:value-type="string">
            <text:p text:style-name="Table_20_Contents">#include &lt;stdio.h&gt;</text:p>
            <text:p text:style-name="Table_20_Contents">int main(void) {</text:p>
            <text:p text:style-name="Table_20_Contents"><text:soft-page-break/><text:s text:c="4"/>int i ;</text:p>
            <text:p text:style-name="Table_20_Contents"><text:s text:c="4"/>for(i=1;i&lt;=10;i++)</text:p>
            <text:p text:style-name="Table_20_Contents"><text:s text:c="4"/>{</text:p>
            <text:p text:style-name="Table_20_Contents"><text:s text:c="8"/>if(i==6)</text:p>
            <text:p text:style-name="Table_20_Contents"><text:s text:c="12"/>continue;</text:p>
            <text:p text:style-name="Table_20_Contents"><text:s text:c="8"/>else </text:p>
            <text:p text:style-name="Table_20_Contents"><text:s text:c="12"/>printf("%d",i);</text:p>
            <text:p text:style-name="Table_20_Contents"><text:s text:c="12"/></text:p>
            <text:p text:style-name="Table_20_Contents"><text:s text:c="4"/>}</text:p>
            <text:p text:style-name="Table_20_Contents"><text:s text:c="4"/>return 0; <text:s text:c="3"/></text:p>
            <text:p text:style-name="Table_20_Contents">}</text:p>
          </table:table-cell>
          <table:table-cell table:style-name="Table6.C2" office:value-type="string">
            <text:p text:style-name="Table_20_Contents">1234578910</text:p>
          </table:table-cell>
        </table:table-row>
        <table:table-row table:style-name="TableLine94293369567120">
          <table:table-cell table:style-name="Table6.A2" office:value-type="string">
            <text:p text:style-name="Table_20_Contents">100</text:p>
          </table:table-cell>
          <table:table-cell table:style-name="Table6.A2" office:value-type="string">
            <text:p text:style-name="Table_20_Contents">#include &lt;stdio.h&gt;</text:p>
            <text:p text:style-name="Table_20_Contents">int main(void) {</text:p>
            <text:p text:style-name="Table_20_Contents"><text:s text:c="4"/>int i ;</text:p>
            <text:p text:style-name="Table_20_Contents"><text:s text:c="4"/>for(1;2;3){</text:p>
            <text:p text:style-name="Table_20_Contents"><text:s text:c="8"/>printf("Hello ");</text:p>
            <text:p text:style-name="Table_20_Contents"><text:s text:c="4"/>}</text:p>
            <text:p text:style-name="Table_20_Contents"><text:s text:c="2"/></text:p>
            <text:p text:style-name="Table_20_Contents"><text:s text:c="4"/>return 0; <text:s text:c="3"/></text:p>
            <text:p text:style-name="Table_20_Contents">}</text:p>
          </table:table-cell>
          <table:table-cell table:style-name="Table6.C2" office:value-type="string">
            <text:p text:style-name="P17">Hello</text:p>
            <text:p text:style-name="P17">.</text:p>
            <text:p text:style-name="P17">.</text:p>
            <text:p text:style-name="P17">.</text:p>
            <text:p text:style-name="P17">.</text:p>
            <text:p text:style-name="P17">.Hello Infinity ttim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8:19:54.863818793</meta:creation-date>
    <dc:date>2022-05-25T10:52:24.589655306</dc:date>
    <meta:editing-duration>PT14H30M55S</meta:editing-duration>
    <meta:editing-cycles>144</meta:editing-cycles>
    <meta:generator>LibreOffice/7.3.3.2$Linux_X86_64 LibreOffice_project/30$Build-2</meta:generator>
    <meta:document-statistic meta:table-count="14" meta:image-count="0" meta:object-count="0" meta:page-count="16" meta:paragraph-count="883" meta:word-count="1853" meta:character-count="11789" meta:non-whitespace-character-count="8098"/>
  </office:meta>
</office:document-meta>
</file>